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8.3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1.6667in"/>
    </style:style>
    <style:style style:name="rststyle-rststyle-table-1.B" style:family="table-column">
      <style:table-column-properties style:column-width="3.3333in"/>
    </style:style>
    <style:style style:name="rststyle-rststyle-table-1.C" style:family="table-column">
      <style:table-column-properties style:column-width="3.3333in"/>
    </style:style>
    <style:style style:name="P1003" style:master-page-name="rststyle-pagedefault" style:family="paragraph" style:parent-style-name="rststyle-title"/>
  </office:automatic-styles>
  <office:body>
    <office:text>
      <text:p text:style-name="P1003">C Dersi</text:p>
      <text:p text:style-name="rststyle-textbody">Bu derste C programlama dersi anlatılacaktır.
Bu dersin düzgünce anlaşılabilmesi için temel düzey gnu/linux bilmeniz gerekmektedir.</text:p>
      <text:section text:name="Section1" text:style-name="Sect1">
        <text:h text:outline-level="1" text:style-name="rststyle-heading1">Derleme işlemi</text:h>
        <text:p text:style-name="rststyle-textbody"><text:span text:style-name="rststyle-strong">C</text:span> derlemeli bir programlama dilidir.
Yani yazılan kodun derleneek bilgisayarın anlayacağı hale getirilmesi gerekmektedir.
Derleme işlemini <text:span text:style-name="rststyle-strong">gcc</text:span> veya <text:span text:style-name="rststyle-strong">clang</text:span> kullanarak yapabiliriz.</text:p>
        <ns0:p ns0:style-name="rststyle-codeblock"># koddan .o dosyası üretelim<ns0:line-break/>$ gcc -c main.c<ns0:line-break/># .o dosyasından derlenmiş dosya üretelim.<ns0:line-break/>$ gcc -o main main.o<ns0:line-break/># kodu çalıştıralım<ns0:line-break/>$ ./main<ns0:line-break/>-&gt; Hello World</ns0:p>
        <text:span text:style-name="rststyle-comment">
          <text:span text:style-name="rststyle-single"># koddan .o dosyası üretelim
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comment">
          <text:span text:style-name="rststyle-single"># .o dosyasından derlenmiş dosya üretelim.
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comment">
          <text:span text:style-name="rststyle-single"># kodu çalıştıralım
</text:span>
       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p text:style-name="rststyle-textbody">Yukarıdaki örnekte öncelikle <text:span text:style-name="rststyle-strong">.o</text:span> uzantılı object dosyamızı ürettik.
Bu dosya kodun derlenmiş fakat henüz kullanıma hazır hale getirilmemiş halidir.
Bu sebeple <text:span text:style-name="rststyle-strong">.o</text:span> dosyalarını linkleme işleminden geçirerek son halini almasını sağlamalıyız.</text:p>
        <text:p text:style-name="rststyle-textbody"><text:span text:style-name="rststyle-strong">Not:</text:span> derleyicimiz <text:span text:style-name="rststyle-strong">.o</text:span> üretmeden de doğrudan derleme yapabilir.</text:p>
        <ns0:p ns0:style-name="rststyle-codeblock">$ gcc -o main main.c</ns0:p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</text:section>
      <text:section text:name="Section2" text:style-name="Sect1">
        <text:h text:outline-level="1" text:style-name="rststyle-heading1">Açıklama satırı</text:h>
        <text:p text:style-name="rststyle-textbody">C kodlarında 3 farklı yolla girintileme yapılabilir.</text:p>
        <text:list text:style-name="rststyle-enumlist-arabic">
          <text:list-item>
            <text:p text:style-name="rststyle-enumitem"><text:span text:style-name="rststyle-strong">//</text:span> kullanarak satırın geri kalanını açıklama satırı yapabiliriz.</text:p>
          </text:list-item>
        </text:list>
        <ns0:p ns0:style-name="rststyle-codeblock">// bu bir açıklama satırıdır.</ns0:p>
        <text:span text:style-name="rststyle-comment">
          <text:span text:style-name="rststyle-single">// bu bir açıklama satırıdır.</text:span>
        </text:span>
        <text:list text:style-name="rststyle-enumlist-arabic">
          <text:list-item>
            <text:p text:style-name="rststyle-enumitem"><text:span text:style-name="rststyle-strong">/*</text:span> ile başlayıp <text:span text:style-name="rststyle-strong">*/</text:span> ile biten alanlar açıklamadır.</text:p>
          </text:list-item>
        </text:list>
        <ns0:p ns0:style-name="rststyle-codeblock">/* Bu<ns0:line-break/><ns0:s ns0:c="3"/>bir<ns0:line-break/><ns0:s ns0:c="3"/>açıklama<ns0:line-break/><ns0:s ns0:c="3"/>satırıdır */</ns0:p>
        <text:span text:style-name="rststyle-comment">
          <text:span text:style-name="rststyle-multiline">/* Bu
   bir
   açıklama
   satırıdır */</text:span>
        </text:span>
        <text:list text:style-name="rststyle-enumlist-arabic">
          <text:list-item>
            <text:p text:style-name="rststyle-enumitem"><text:span text:style-name="rststyle-strong">#if 0</text:span> ile başlayan satırdan <text:span text:style-name="rststyle-strong">#endif</text:span> satırına kadar olan kısım açıklama satırıdır.</text:p>
          </text:list-item>
        </text:list>
        <ns0:p ns0:style-name="rststyle-codeblock">#if 0<ns0:line-break/>bu bir<ns0:line-break/>açıklama<ns0:line-break/>satırıdır<ns0:line-break/>#endif</ns0:p>
        <text:span text:style-name="rststyle-comment">
          <text:span text:style-name="rststyle-preproc">#if 0</text:span>
        </text:span>
        <text:span text:style-name="rststyle-comment">
bu bir
açıklama
satırıdır
</text:span>
        <text:span text:style-name="rststyle-comment">
          <text:span text:style-name="rststyle-preproc">#endif</text:span>
        </text:span>
      </text:section>
      <text:section text:name="Section3" text:style-name="Sect1">
        <text:h text:outline-level="1" text:style-name="rststyle-heading1">Girintileme</text:h>
        <text:p text:style-name="rststyle-textbody">C programlama dilinde blocklar <text:span text:style-name="rststyle-strong">{}</text:span> karakterleri ile belirtilir.
Kodun okunalı olması için girintilenmesi gereklidir fakat şart değildir.
Girintileme için 4 boşluk veya 1 tab kullanabilirsiniz.</text:p>
        <text:p text:style-name="rststyle-textbody">Bir block aşağdaki gibi bir yapıya sahiptir.</text:p>
        <ns0:p ns0:style-name="rststyle-codeblock">aaaa (bbbb) {<ns0:line-break/><ns0:s ns0:c="8"/>cccc;<ns0:line-break/><ns0:s ns0:c="2"/>ddd;<ns0:line-break/>}</ns0:p>
        <text:span text:style-name="rststyle-name">aaaa</text:span>
        <text:span text:style-name="rststyle-whitespace"> </text:span>
        <text:span text:style-name="rststyle-punctuation">(</text:span>
        <text:span text:style-name="rststyle-name">bbbb</text:span>
        <text:span text:style-name="rststyle-punctuation">)</text:span>
        <text:span text:style-name="rststyle-whitespace"> </text:span>
        <text:span text:style-name="rststyle-punctuation">{</text:span>
        <text:span text:style-name="rststyle-whitespace">
        </text:span>
        <text:span text:style-name="rststyle-name">cccc</text:span>
        <text:span text:style-name="rststyle-punctuation">;</text:span>
        <text:span text:style-name="rststyle-whitespace">
  </text:span>
        <text:span text:style-name="rststyle-name">ddd</text:span>
        <text:span text:style-name="rststyle-punctuation">;</text:span>
        <text:span text:style-name="rststyle-whitespace">
</text:span>
        <text:span text:style-name="rststyle-punctuation">}</text:span>
        <text:p text:style-name="rststyle-textbody"><text:span text:style-name="rststyle-strong">Not:</text:span> Her satırın sonunda ; işareti bulunmalıdır.</text:p>
      </text:section>
      <text:section text:name="Section4" text:style-name="Sect1">
        <text:h text:outline-level="1" text:style-name="rststyle-heading1">İlk program</text:h>
        <text:p text:style-name="rststyle-textbody">C programları çalıştırıldığında <text:span text:style-name="rststyle-strong">main</text:span> fonsiyonu çalıştırılır.
Aşağıda örnek main fonksiyonu bulunmaktadır.</text:p>
        <ns0:p ns0:style-name="rststyle-codeblock">int main(int argc, char** argv) {<ns0:line-break/><ns0:s ns0:c="4"/>return 0;<ns0:line-break/>}</ns0:p>
        <text:span text:style-name="rststyle-keyword">
          <text:span text:style-name="rststyle-type">int</text:span>
        </text:span>
        <text:span text:style-name="rststyle-whitespace"> </text:span>
        <text:span text:style-name="rststyle-name">
          <text:span text:style-name="rststyle-function">main</text:span>
        </text:span>
        <text:span text:style-name="rststyle-punctuation">(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argc</text:span>
        <text:span text:style-name="rststyle-punctuation">,</text:span>
        <text:span text:style-name="rststyle-whitespace"> </text:span>
        <text:span text:style-name="rststyle-keyword">
          <text:span text:style-name="rststyle-type">char</text:span>
        </text:span>
        <text:span text:style-name="rststyle-operator">**</text:span>
        <text:span text:style-name="rststyle-whitespace"> </text:span>
        <text:span text:style-name="rststyle-name">argv</text:span>
        <text:span text:style-name="rststyle-punctuation">)</text:span>
        <text:span text:style-name="rststyle-whitespace"> </text:span>
        <text:span text:style-name="rststyle-punctuation">{</text:span>
        <text:span text:style-name="rststyle-whitespace">
    </text:span>
        <text:span text:style-name="rststyle-keyword">return</text:span>
        <text:span text:style-name="rststyle-whitespace"> 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;</text:span>
        <text:span text:style-name="rststyle-whitespace">
</text:span>
        <text:span text:style-name="rststyle-punctuation">}</text:span>
        <text:list text:style-name="rststyle-bulletlist">
          <text:list-item>
            <text:p text:style-name="rststyle-bulletitem"><text:span text:style-name="rststyle-strong">int main</text:span> kısmında  int döndürülecek değer türü main adıdır.</text:p>
          </text:list-item>
          <text:list-item>
            <text:p text:style-name="rststyle-bulletitem"><text:span text:style-name="rststyle-strong">int argc</text:span> parametre sayısını belirtir.</text:p>
          </text:list-item>
          <text:list-item>
            <text:p text:style-name="rststyle-bulletitem"><text:span text:style-name="rststyle-strong">char **argv</text:span> parametre listesini belirtir.</text:p>
          </text:list-item>
          <text:list-item>
            <text:p text:style-name="rststyle-bulletitem"><text:span text:style-name="rststyle-strong">return 0</text:span> komutu 0 ile çıkış yapar.</text:p>
          </text:list-item>
        </text:list>
        <text:p text:style-name="rststyle-textbody">Burada <text:span text:style-name="rststyle-strong">main</text:span> fonksiyonunu türünün bir önemi yoktur. <text:span text:style-name="rststyle-strong">void</text:span> olarak da tanımlanabilir. Ayrıca kullanmayacaksak arguman tanımlamaya da gerek yoktur. Kısaca Şu şekilde de yazabilirdik.</text:p>
        <ns0:p ns0:style-name="rststyle-codeblock">void main(){}</ns0:p>
        <text:span text:style-name="rststyle-keyword">
          <text:span text:style-name="rststyle-type">void</text:span>
        </text:span>
        <text:span text:style-name="rststyle-whitespace"> </text:span>
        <text:span text:style-name="rststyle-name">
          <text:span text:style-name="rststyle-function">main</text:span>
        </text:span>
        <text:span text:style-name="rststyle-punctuation">(){}</text:span>
      </text:section>
      <text:section text:name="Section5" text:style-name="Sect1">
        <text:h text:outline-level="1" text:style-name="rststyle-heading1">Ekrana yazı yazma</text:h>
        <text:p text:style-name="rststyle-textbody">Öncelikle <text:span text:style-name="rststyle-strong">stdio.h</text:span> kütüphanesine ihtiyacimiz olduğu için onu eklemeliyiz.
Ardından <text:span text:style-name="rststyle-strong">printf</text:span> fonksiyonu ile ekrana yazı yazabiliriz.</text:p>
        <text:p text:style-name="rststyle-textbody"><text:span text:style-name="rststyle-strong">printf</text:span> fonksiyonunun 1. parametresi yazdirma şablonunu diğerleri ise yazdırılacak verileri belirtir.</text:p>
        <ns0:p ns0:style-name="rststyle-codeblock">#include &lt;stdio.h&gt;<ns0:line-break/><ns0:line-break/>int main(int argc, char** argv) {<ns0:line-break/><ns0:s ns0:c="4"/>printf("%s\n", "Merhaba Dünya!");<ns0:line-break/><ns0:s ns0:c="4"/>return 0;<ns0:line-break/>}</ns0:p>
        <text:span text:style-name="rststyle-comment">
          <text:span text:style-name="rststyle-preproc">#include</text:span>
        </text:span>
        <text:span text:style-name="rststyle-whitespace"> </text:span>
        <text:span text:style-name="rststyle-comment">
          <text:span text:style-name="rststyle-preprocfile">&lt;stdio.h&gt;</text:span>
        </text:span>
        <text:span text:style-name="rststyle-comment">
          <text:span text:style-name="rststyle-preproc">
</text:span>
        </text:span>
        <text:span text:style-name="rststyle-whitespace">
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
          <text:span text:style-name="rststyle-function">main</text:span>
        </text:span>
        <text:span text:style-name="rststyle-punctuation">(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argc</text:span>
        <text:span text:style-name="rststyle-punctuation">,</text:span>
        <text:span text:style-name="rststyle-whitespace"> </text:span>
        <text:span text:style-name="rststyle-keyword">
          <text:span text:style-name="rststyle-type">char</text:span>
        </text:span>
        <text:span text:style-name="rststyle-operator">**</text:span>
        <text:span text:style-name="rststyle-whitespace"> </text:span>
        <text:span text:style-name="rststyle-name">argv</text:span>
        <text:span text:style-name="rststyle-punctuation">)</text:span>
        <text:span text:style-name="rststyle-whitespace"> </text:span>
        <text:span text:style-name="rststyle-punctuation">{</text:span>
        <text:span text:style-name="rststyle-whitespace">
    </text:span>
        <text:span text:style-name="rststyle-name">printf</text:span>
        <text:span text:style-name="rststyle-punctuation">(</text:span>
        <text:span text:style-name="rststyle-literal">
          <text:span text:style-name="rststyle-string">"%s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whitespace"> </text:span>
        <text:span text:style-name="rststyle-literal">
          <text:span text:style-name="rststyle-string">"Merhaba Dünya!"</text:span>
        </text:span>
        <text:span text:style-name="rststyle-punctuation">);</text:span>
        <text:span text:style-name="rststyle-whitespace">
    </text:span>
        <text:span text:style-name="rststyle-keyword">return</text:span>
        <text:span text:style-name="rststyle-whitespace"> 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;</text:span>
        <text:span text:style-name="rststyle-whitespace">
</text:span>
        <text:span text:style-name="rststyle-punctuation">}</text:span>
        <text:list text:style-name="rststyle-bulletlist">
          <text:list-item>
            <text:p text:style-name="rststyle-bulletitem"><text:span text:style-name="rststyle-strong">include</text:span> ile belirttiğimiz dosyalar sistemde <text:span text:style-name="rststyle-strong">/usr/include</text:span> içerisinde bulunur.</text:p>
          </text:list-item>
          <text:list-item>
            <text:p text:style-name="rststyle-bulletitem"><text:span text:style-name="rststyle-strong">printf</text:span> fonksiyonundaki <text:span text:style-name="rststyle-strong">%s</text:span> yazılar için, <text:span text:style-name="rststyle-strong">%c</text:span> karakterler için, <text:span text:style-name="rststyle-strong">%d</text:span> sayılar için kullanılır.</text:p>
          </text:list-item>
        </text:list>
      </text:section>
      <text:section text:name="Section6" text:style-name="Sect1">
        <text:h text:outline-level="1" text:style-name="rststyle-heading1">Değişkenler</text:h>
        <text:p text:style-name="rststyle-textbody">C dilinde değişkenler aşağıdaki gibi tanımlanır.</text:p>
        <ns0:p ns0:style-name="rststyle-codeblock">...<ns0:line-break/>int sayi = 12;<ns0:line-break/>char* yazi = "test";<ns0:line-break/>char karakter = 'c';<ns0:line-break/>float sayi2 = 12.42;<ns0:line-break/>...</ns0:p>
        <text:span text:style-name="rststyle-punctuation">...</text:span>
        <text:span text:style-name="rststyle-whitespace">
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sayi</text:span>
        <text:span text:style-name="rststyle-whitespace"> </text:span>
        <text:span text:style-name="rststyle-operator">=</text:span>
        <text:span text:style-name="rststyle-whitespace"> 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;</text:span>
        <text:span text:style-name="rststyle-whitespace">
</text:span>
        <text:span text:style-name="rststyle-keyword">
          <text:span text:style-name="rststyle-type">char</text:span>
        </text:span>
        <text:span text:style-name="rststyle-operator">*</text:span>
        <text:span text:style-name="rststyle-whitespace"> </text:span>
        <text:span text:style-name="rststyle-name">yazi</text:span>
        <text:span text:style-name="rststyle-whitespace"> </text:span>
        <text:span text:style-name="rststyle-operator">=</text:span>
        <text:span text:style-name="rststyle-whitespace"> </text:span>
        <text:span text:style-name="rststyle-literal">
          <text:span text:style-name="rststyle-string">"test"</text:span>
        </text:span>
        <text:span text:style-name="rststyle-punctuation">;</text:span>
        <text:span text:style-name="rststyle-whitespace">
</text:span>
        <text:span text:style-name="rststyle-keyword">
          <text:span text:style-name="rststyle-type">char</text:span>
        </text:span>
        <text:span text:style-name="rststyle-whitespace"> </text:span>
        <text:span text:style-name="rststyle-name">karakter</text:span>
        <text:span text:style-name="rststyle-whitespace"> </text:span>
        <text:span text:style-name="rststyle-operator">=</text:span>
        <text:span text:style-name="rststyle-whitespace"> </text:span>
        <text:span text:style-name="rststyle-literal">
          <text:span text:style-name="rststyle-string">
            <text:span text:style-name="rststyle-char">'c'</text:span>
          </text:span>
        </text:span>
        <text:span text:style-name="rststyle-punctuation">;</text:span>
        <text:span text:style-name="rststyle-whitespace">
</text:span>
        <text:span text:style-name="rststyle-keyword">
          <text:span text:style-name="rststyle-type">float</text:span>
        </text:span>
        <text:span text:style-name="rststyle-whitespace"> </text:span>
        <text:span text:style-name="rststyle-name">sayi2</text:span>
        <text:span text:style-name="rststyle-whitespace"> </text:span>
        <text:span text:style-name="rststyle-operator">=</text:span>
        <text:span text:style-name="rststyle-whitespace"> </text:span>
        <text:span text:style-name="rststyle-literal">
          <text:span text:style-name="rststyle-number">
            <text:span text:style-name="rststyle-float">12.42</text:span>
          </text:span>
        </text:span>
        <text:span text:style-name="rststyle-punctuation">;</text:span>
        <text:span text:style-name="rststyle-whitespace">
</text:span>
        <text:span text:style-name="rststyle-punctuation">...</text:span>
        <text:p text:style-name="rststyle-textbody">Bununla birlikte <text:span text:style-name="rststyle-strong">#define</text:span> kullanarak derlemeden önce koddaki alanların karşılığı ile değiştirilmesini sağlayabilirsiniz.
Bu şekilde tanımlanan değerler derlemeden önce yerine yazıldığı için değişken olarak işlem görmezler.</text:p>
        <ns0:p ns0:style-name="rststyle-codeblock">#define sayi 12<ns0:line-break/>...<ns0:line-break/>printf("%d\n",sayi);<ns0:line-break/>...</ns0:p>
        <text:span text:style-name="rststyle-comment">
          <text:span text:style-name="rststyle-preproc">#define sayi 12
</text:span>
        </text:span>
        <text:span text:style-name="rststyle-punctuation">...</text:span>
        <text:span text:style-name="rststyle-whitespace">
</text:span>
        <text:span text:style-name="rststyle-name">printf</text:span>
        <text:span text:style-name="rststyle-punctuation">(</text:span>
        <text:span text:style-name="rststyle-literal">
          <text:span text:style-name="rststyle-string">"%d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name">sayi</text:span>
        <text:span text:style-name="rststyle-punctuation">);</text:span>
        <text:span text:style-name="rststyle-whitespace">
</text:span>
        <text:span text:style-name="rststyle-punctuation">...</text:span>
      </text:section>
      <text:section text:name="Section7" text:style-name="Sect1">
        <text:h text:outline-level="1" text:style-name="rststyle-heading1">Diziler</text:h>
        <text:p text:style-name="rststyle-textbody">Diziler iki şekilde tanımlanabilir.</text:p>
        <text:p text:style-name="rststyle-textbody">1. Pointer kullanarak tanımlanabilir. Bu konunun detaylarına ilerleyen kısımda değinilecektir.
Bu şekilde tanımlanan dizilerde başta uzunluk belirtilmek zorunda değildir.</text:p>
        <ns0:p ns0:style-name="rststyle-codeblock">int *dizi = {12, 22, 31};</ns0:p>
        <text:span text:style-name="rststyle-keyword">
          <text:span text:style-name="rststyle-type">int</text:span>
        </text:span>
        <text:span text:style-name="rststyle-whitespace"> </text:span>
        <text:span text:style-name="rststyle-operator">*</text:span>
        <text:span text:style-name="rststyle-name">dizi</text:span>
        <text:span text:style-name="rststyle-whitespace"> </text:span>
        <text:span text:style-name="rststyle-operator">=</text:span>
        <text:span text:style-name="rststyle-whitespace"> </text:span>
        <text:span text:style-name="rststyle-punctuation">{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whitespace"> 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,</text:span>
        <text:span text:style-name="rststyle-whitespace"> 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punctuation">};</text:span>
        <text:list text:style-name="rststyle-enumlist-arabic">
          <text:list-item>
            <text:p text:style-name="rststyle-enumitem">Uzunluk belirterek tanımlanabilir. Bu şekilde tanımlanan dizilerin uzunluğu sabittir.</text:p>
          </text:list-item>
        </text:list>
        <ns0:p ns0:style-name="rststyle-codeblock">int dizi[3] = {12, 22, 31};</ns0:p>
        <text:span text:style-name="rststyle-keyword">
          <text:span text:style-name="rststyle-type">int</text:span>
        </text:span>
        <text:span text:style-name="rststyle-whitespace"> </text:span>
        <text:span text:style-name="rststyle-name">dizi</text:span>
        <text:span text:style-name="rststyle-punctuation">[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]</text:span>
        <text:span text:style-name="rststyle-whitespace"> </text:span>
        <text:span text:style-name="rststyle-operator">=</text:span>
        <text:span text:style-name="rststyle-whitespace"> </text:span>
        <text:span text:style-name="rststyle-punctuation">{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whitespace"> 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,</text:span>
        <text:span text:style-name="rststyle-whitespace"> 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punctuation">};</text:span>
        <text:p text:style-name="rststyle-textbody">C dilinde string kavramı bulunmaz. Onun yerine karakter dizileri kullanılır.</text:p>
        <ns0:p ns0:style-name="rststyle-codeblock">char *txt = "deneme123";</ns0:p>
        <text:span text:style-name="rststyle-keyword">
          <text:span text:style-name="rststyle-type">char</text:span>
        </text:span>
        <text:span text:style-name="rststyle-whitespace"> </text:span>
        <text:span text:style-name="rststyle-operator">*</text:span>
        <text:span text:style-name="rststyle-name">txt</text:span>
        <text:span text:style-name="rststyle-whitespace"> </text:span>
        <text:span text:style-name="rststyle-operator">=</text:span>
        <text:span text:style-name="rststyle-whitespace"> </text:span>
        <text:span text:style-name="rststyle-literal">
          <text:span text:style-name="rststyle-string">"deneme123"</text:span>
        </text:span>
        <text:span text:style-name="rststyle-punctuation">;</text:span>
        <text:p text:style-name="rststyle-textbody">Dizinin bir elemanına erişmek için aşağıdaki gibi bir yol kullanılır.</text:p>
        <ns0:p ns0:style-name="rststyle-codeblock">int *dizi = {12, 22, 31};<ns0:line-break/>int c = dizi[1]; // dizinin 2. elemanı</ns0:p>
        <text:span text:style-name="rststyle-keyword">
          <text:span text:style-name="rststyle-type">int</text:span>
        </text:span>
        <text:span text:style-name="rststyle-whitespace"> </text:span>
        <text:span text:style-name="rststyle-operator">*</text:span>
        <text:span text:style-name="rststyle-name">dizi</text:span>
        <text:span text:style-name="rststyle-whitespace"> </text:span>
        <text:span text:style-name="rststyle-operator">=</text:span>
        <text:span text:style-name="rststyle-whitespace"> </text:span>
        <text:span text:style-name="rststyle-punctuation">{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whitespace"> 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,</text:span>
        <text:span text:style-name="rststyle-whitespace"> 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punctuation">};</text:span>
        <text:span text:style-name="rststyle-whitespace">
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c</text:span>
        <text:span text:style-name="rststyle-whitespace"> </text:span>
        <text:span text:style-name="rststyle-operator">=</text:span>
        <text:span text:style-name="rststyle-whitespace"> </text:span>
        <text:span text:style-name="rststyle-name">dizi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];</text:span>
        <text:span text:style-name="rststyle-whitespace"> </text:span>
        <text:span text:style-name="rststyle-comment">
          <text:span text:style-name="rststyle-single">// dizinin 2. elemanı</text:span>
        </text:span>
        <text:p text:style-name="rststyle-textbody"><text:span text:style-name="rststyle-strong">Not:</text:span> Dizi indisleri 0dan başlar.</text:p>
        <text:p text:style-name="rststyle-textbody">Bir dizinin uzunluğunu dizinin bellekteki boyutunu birim boyutuna bölerek buluruz.
Bunun  için <text:span text:style-name="rststyle-strong">sizeof</text:span> fonksiyonu kullanılır.</text:p>
        <ns0:p ns0:style-name="rststyle-codeblock">int *dizi = {11, 22, 31};<ns0:line-break/>int l = sizeof(dizi) / sizeof(int);</ns0:p>
        <text:span text:style-name="rststyle-keyword">
          <text:span text:style-name="rststyle-type">int</text:span>
        </text:span>
        <text:span text:style-name="rststyle-whitespace"> </text:span>
        <text:span text:style-name="rststyle-operator">*</text:span>
        <text:span text:style-name="rststyle-name">dizi</text:span>
        <text:span text:style-name="rststyle-whitespace"> </text:span>
        <text:span text:style-name="rststyle-operator">=</text:span>
        <text:span text:style-name="rststyle-whitespace"> </text:span>
        <text:span text:style-name="rststyle-punctuation">{</text:span>
        <text:span text:style-name="rststyle-literal">
          <text:span text:style-name="rststyle-number">
            <text:span text:style-name="rststyle-integer">11</text:span>
          </text:span>
        </text:span>
        <text:span text:style-name="rststyle-punctuation">,</text:span>
        <text:span text:style-name="rststyle-whitespace"> 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,</text:span>
        <text:span text:style-name="rststyle-whitespace"> 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punctuation">};</text:span>
        <text:span text:style-name="rststyle-whitespace">
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l</text:span>
        <text:span text:style-name="rststyle-whitespace"> </text:span>
        <text:span text:style-name="rststyle-operator">=</text:span>
        <text:span text:style-name="rststyle-whitespace"> </text:span>
        <text:span text:style-name="rststyle-keyword">sizeof</text:span>
        <text:span text:style-name="rststyle-punctuation">(</text:span>
        <text:span text:style-name="rststyle-name">dizi</text:span>
        <text:span text:style-name="rststyle-punctuation">)</text:span>
        <text:span text:style-name="rststyle-whitespace"> </text:span>
        <text:span text:style-name="rststyle-operator">/</text:span>
        <text:span text:style-name="rststyle-whitespace"> </text:span>
        <text:span text:style-name="rststyle-keyword">sizeof</text:span>
        <text:span text:style-name="rststyle-punctuation">(</text:span>
        <text:span text:style-name="rststyle-keyword">
          <text:span text:style-name="rststyle-type">int</text:span>
        </text:span>
        <text:span text:style-name="rststyle-punctuation">);</text:span>
      </text:section>
      <text:section text:name="Section8" text:style-name="Sect1">
        <text:h text:outline-level="1" text:style-name="rststyle-heading1">Klavyeden değer alma</text:h>
        <text:p text:style-name="rststyle-textbody">Klavyeden değer almak için <text:span text:style-name="rststyle-strong">scanf</text:span> kullanılır. İlk parameter şablonu diğerleri ise değişkenlerin bellek adresini belirtir.</text:p>
        <ns0:p ns0:style-name="rststyle-codeblock">int sayi;<ns0:line-break/>scanf("%d\n", &amp;sayi);</ns0:p>
        <text:span text:style-name="rststyle-keyword">
          <text:span text:style-name="rststyle-type">int</text:span>
        </text:span>
        <text:span text:style-name="rststyle-whitespace"> </text:span>
        <text:span text:style-name="rststyle-name">sayi</text:span>
        <text:span text:style-name="rststyle-punctuation">;</text:span>
        <text:span text:style-name="rststyle-whitespace">
</text:span>
        <text:span text:style-name="rststyle-name">scanf</text:span>
        <text:span text:style-name="rststyle-punctuation">(</text:span>
        <text:span text:style-name="rststyle-literal">
          <text:span text:style-name="rststyle-string">"%d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whitespace"> </text:span>
        <text:span text:style-name="rststyle-operator">&amp;</text:span>
        <text:span text:style-name="rststyle-name">sayi</text:span>
        <text:span text:style-name="rststyle-punctuation">);</text:span>
        <text:p text:style-name="rststyle-textbody"><text:span text:style-name="rststyle-strong">Not:</text:span> Bu şekilde değer alma yaptığımızda formata uygun olmayan şekilde değer girilebilir.
Eğer böyle bir durum oluşursa değişken <text:span text:style-name="rststyle-strong">NULL</text:span> olarak atanır. yani değeri bulunmaz.
Buda kodun işleyişinde soruna yol açabilir. Bu yüzden değişkeni kullanmadan ince <text:span text:style-name="rststyle-strong">NULL</text:span> olup olmadığını kontrol etmelisiniz.</text:p>
      </text:section>
      <text:section text:name="Section9" text:style-name="Sect1">
        <text:h text:outline-level="1" text:style-name="rststyle-heading1">Koşullar</text:h>
        <text:p text:style-name="rststyle-textbody">Koşullar için <text:span text:style-name="rststyle-strong">if</text:span> bloğu kullanılır. Block içindeki ifade <text:span text:style-name="rststyle-strong">0</text:span> veya <text:span text:style-name="rststyle-strong">NULL</text:span> olursa koşul sağlanmaz. Bu durumda varse <text:span text:style-name="rststyle-strong">else</text:span> bloğu çalıştırılır.</text:p>
        <ns0:p ns0:style-name="rststyle-codeblock">if (koşul1) {<ns0:line-break/><ns0:s ns0:c="4"/>block 1<ns0:line-break/>} else if (koşul2) {<ns0:line-break/><ns0:s ns0:c="2"/>block 2<ns0:line-break/>} else {<ns0:line-break/><ns0:s ns0:c="2"/>block 3<ns0:line-break/>}</ns0:p>
        <text:span text:style-name="rststyle-keyword">if</text:span>
        <text:span text:style-name="rststyle-whitespace"> </text:span>
        <text:span text:style-name="rststyle-punctuation">(</text:span>
        <text:span text:style-name="rststyle-name">koşul1</text:span>
        <text:span text:style-name="rststyle-punctuation">)</text:span>
        <text:span text:style-name="rststyle-whitespace"> </text:span>
        <text:span text:style-name="rststyle-punctuation">{</text:span>
        <text:span text:style-name="rststyle-whitespace">
    </text:span>
        <text:span text:style-name="rststyle-name">block</text:span>
        <text:span text:style-name="rststyle-whitespace"> 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whitespace">
</text:span>
        <text:span text:style-name="rststyle-punctuation">}</text:span>
        <text:span text:style-name="rststyle-whitespace"> </text:span>
        <text:span text:style-name="rststyle-keyword">else</text:span>
        <text:span text:style-name="rststyle-whitespace"> </text:span>
        <text:span text:style-name="rststyle-keyword">if</text:span>
        <text:span text:style-name="rststyle-whitespace"> </text:span>
        <text:span text:style-name="rststyle-punctuation">(</text:span>
        <text:span text:style-name="rststyle-name">koşul2</text:span>
        <text:span text:style-name="rststyle-punctuation">)</text:span>
        <text:span text:style-name="rststyle-whitespace"> </text:span>
        <text:span text:style-name="rststyle-punctuation">{</text:span>
        <text:span text:style-name="rststyle-whitespace">
  </text:span>
        <text:span text:style-name="rststyle-name">block</text:span>
        <text:span text:style-name="rststyle-whitespace"> 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whitespace">
</text:span>
        <text:span text:style-name="rststyle-punctuation">}</text:span>
        <text:span text:style-name="rststyle-whitespace"> </text:span>
        <text:span text:style-name="rststyle-keyword">else</text:span>
        <text:span text:style-name="rststyle-whitespace"> </text:span>
        <text:span text:style-name="rststyle-punctuation">{</text:span>
        <text:span text:style-name="rststyle-whitespace">
  </text:span>
        <text:span text:style-name="rststyle-name">block</text:span>
        <text:span text:style-name="rststyle-whitespace"> 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whitespace">
</text:span>
        <text:span text:style-name="rststyle-punctuation">}</text:span>
        <text:p text:style-name="rststyle-textbody">Örnek olarak girilen sayının çift olup olmadığını yazan uygulama yazalım.</text:p>
        <ns0:p ns0:style-name="rststyle-codeblock">#include &lt;stdio.h&gt;<ns0:line-break/><ns0:line-break/>int main(int argc, char** argv) {<ns0:line-break/><ns0:s ns0:c="4"/>int sayi;<ns0:line-break/><ns0:s ns0:c="4"/>scanf("%d",&amp;sayi);<ns0:line-break/><ns0:s ns0:c="4"/>if (sayi == NULL) {<ns0:line-break/><ns0:s ns0:c="8"/>printf("%s\n", "Geçersiz sayı girdiniz.");<ns0:line-break/><ns0:s ns0:c="4"/>} else if(sayi % 2) {<ns0:line-break/><ns0:s ns0:c="8"/>printf("%d tektir.\n", sayi);<ns0:line-break/><ns0:s ns0:c="4"/>} else {<ns0:line-break/><ns0:s ns0:c="8"/>printf("%d çifttir.\n", sayi);<ns0:line-break/><ns0:s ns0:c="4"/>}<ns0:line-break/><ns0:s ns0:c="4"/>return 0;<ns0:line-break/>}</ns0:p>
        <text:span text:style-name="rststyle-comment">
          <text:span text:style-name="rststyle-preproc">#include</text:span>
        </text:span>
        <text:span text:style-name="rststyle-whitespace"> </text:span>
        <text:span text:style-name="rststyle-comment">
          <text:span text:style-name="rststyle-preprocfile">&lt;stdio.h&gt;</text:span>
        </text:span>
        <text:span text:style-name="rststyle-comment">
          <text:span text:style-name="rststyle-preproc">
</text:span>
        </text:span>
        <text:span text:style-name="rststyle-whitespace">
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
          <text:span text:style-name="rststyle-function">main</text:span>
        </text:span>
        <text:span text:style-name="rststyle-punctuation">(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argc</text:span>
        <text:span text:style-name="rststyle-punctuation">,</text:span>
        <text:span text:style-name="rststyle-whitespace"> </text:span>
        <text:span text:style-name="rststyle-keyword">
          <text:span text:style-name="rststyle-type">char</text:span>
        </text:span>
        <text:span text:style-name="rststyle-operator">**</text:span>
        <text:span text:style-name="rststyle-whitespace"> </text:span>
        <text:span text:style-name="rststyle-name">argv</text:span>
        <text:span text:style-name="rststyle-punctuation">)</text:span>
        <text:span text:style-name="rststyle-whitespace"> </text:span>
        <text:span text:style-name="rststyle-punctuation">{</text:span>
        <text:span text:style-name="rststyle-whitespace">
    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sayi</text:span>
        <text:span text:style-name="rststyle-punctuation">;</text:span>
        <text:span text:style-name="rststyle-whitespace">
    </text:span>
        <text:span text:style-name="rststyle-name">scanf</text:span>
        <text:span text:style-name="rststyle-punctuation">(</text:span>
        <text:span text:style-name="rststyle-literal">
          <text:span text:style-name="rststyle-string">"%d"</text:span>
        </text:span>
        <text:span text:style-name="rststyle-punctuation">,</text:span>
        <text:span text:style-name="rststyle-operator">&amp;</text:span>
        <text:span text:style-name="rststyle-name">sayi</text:span>
        <text:span text:style-name="rststyle-punctuation">);</text:span>
        <text:span text:style-name="rststyle-whitespace">
    </text:span>
        <text:span text:style-name="rststyle-keyword">if</text:span>
        <text:span text:style-name="rststyle-whitespace"> </text:span>
        <text:span text:style-name="rststyle-punctuation">(</text:span>
        <text:span text:style-name="rststyle-name">sayi</text:span>
        <text:span text:style-name="rststyle-whitespace"> </text:span>
        <text:span text:style-name="rststyle-operator">==</text:span>
        <text:span text:style-name="rststyle-whitespace"> </text:span>
        <text:span text:style-name="rststyle-name">
          <text:span text:style-name="rststyle-builtin">NULL</text:span>
        </text:span>
        <text:span text:style-name="rststyle-punctuation">)</text:span>
        <text:span text:style-name="rststyle-whitespace"> </text:span>
        <text:span text:style-name="rststyle-punctuation">{</text:span>
        <text:span text:style-name="rststyle-whitespace">
        </text:span>
        <text:span text:style-name="rststyle-name">printf</text:span>
        <text:span text:style-name="rststyle-punctuation">(</text:span>
        <text:span text:style-name="rststyle-literal">
          <text:span text:style-name="rststyle-string">"%s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whitespace"> </text:span>
        <text:span text:style-name="rststyle-literal">
          <text:span text:style-name="rststyle-string">"Geçersiz sayı girdiniz."</text:span>
        </text:span>
        <text:span text:style-name="rststyle-punctuation">);</text:span>
        <text:span text:style-name="rststyle-whitespace">
    </text:span>
        <text:span text:style-name="rststyle-punctuation">}</text:span>
        <text:span text:style-name="rststyle-whitespace"> </text:span>
        <text:span text:style-name="rststyle-keyword">else</text:span>
        <text:span text:style-name="rststyle-whitespace"> </text:span>
        <text:span text:style-name="rststyle-keyword">if</text:span>
        <text:span text:style-name="rststyle-punctuation">(</text:span>
        <text:span text:style-name="rststyle-name">sayi</text:span>
        <text:span text:style-name="rststyle-whitespace"> </text:span>
        <text:span text:style-name="rststyle-operator">%</text:span>
        <text:span text:style-name="rststyle-whitespace"> 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)</text:span>
        <text:span text:style-name="rststyle-whitespace"> </text:span>
        <text:span text:style-name="rststyle-punctuation">{</text:span>
        <text:span text:style-name="rststyle-whitespace">
        </text:span>
        <text:span text:style-name="rststyle-name">printf</text:span>
        <text:span text:style-name="rststyle-punctuation">(</text:span>
        <text:span text:style-name="rststyle-literal">
          <text:span text:style-name="rststyle-string">"%d tektir.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whitespace"> </text:span>
        <text:span text:style-name="rststyle-name">sayi</text:span>
        <text:span text:style-name="rststyle-punctuation">);</text:span>
        <text:span text:style-name="rststyle-whitespace">
    </text:span>
        <text:span text:style-name="rststyle-punctuation">}</text:span>
        <text:span text:style-name="rststyle-whitespace"> </text:span>
        <text:span text:style-name="rststyle-keyword">else</text:span>
        <text:span text:style-name="rststyle-whitespace"> </text:span>
        <text:span text:style-name="rststyle-punctuation">{</text:span>
        <text:span text:style-name="rststyle-whitespace">
        </text:span>
        <text:span text:style-name="rststyle-name">printf</text:span>
        <text:span text:style-name="rststyle-punctuation">(</text:span>
        <text:span text:style-name="rststyle-literal">
          <text:span text:style-name="rststyle-string">"%d çifttir.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whitespace"> </text:span>
        <text:span text:style-name="rststyle-name">sayi</text:span>
        <text:span text:style-name="rststyle-punctuation">);</text:span>
        <text:span text:style-name="rststyle-whitespace">
    </text:span>
        <text:span text:style-name="rststyle-punctuation">}</text:span>
        <text:span text:style-name="rststyle-whitespace">
    </text:span>
        <text:span text:style-name="rststyle-keyword">return</text:span>
        <text:span text:style-name="rststyle-whitespace"> 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;</text:span>
        <text:span text:style-name="rststyle-whitespace">
</text:span>
        <text:span text:style-name="rststyle-punctuation">}</text:span>
        <text:p text:style-name="rststyle-textbody">Burada <text:span text:style-name="rststyle-strong">%</text:span> operatörü 2 ile bölümden kalanı bulmaya yarar.
Sayı tek ise 1 değilse 0 sonucu elde edilir.
Bu sayede tek sayılar için koşul sağlanır çift sayılar için sağlanmaz.</text:p>
        <text:p text:style-name="rststyle-textbody">Tek satırdan oluşan koşullarda <text:span text:style-name="rststyle-strong">{}</text:span> kullanmaya gerek yoktur.</text:p>
        <ns0:p ns0:style-name="rststyle-codeblock">if (i &lt; 32)<ns0:line-break/><ns0:s ns0:c="2"/>printf("%s\n","32den küçüktür");</ns0:p>
        <text:span text:style-name="rststyle-keyword">if</text:span>
        <text:span text:style-name="rststyle-whitespace"> </text:span>
        <text:span text:style-name="rststyle-punctuation">(</text:span>
        <text:span text:style-name="rststyle-name">i</text:span>
        <text:span text:style-name="rststyle-whitespace"> </text:span>
        <text:span text:style-name="rststyle-operator">&lt;</text:span>
        <text:span text:style-name="rststyle-whitespace"> </text:span>
        <text:span text:style-name="rststyle-literal">
          <text:span text:style-name="rststyle-number">
            <text:span text:style-name="rststyle-integer">32</text:span>
          </text:span>
        </text:span>
        <text:span text:style-name="rststyle-punctuation">)</text:span>
        <text:span text:style-name="rststyle-whitespace">
  </text:span>
        <text:span text:style-name="rststyle-name">printf</text:span>
        <text:span text:style-name="rststyle-punctuation">(</text:span>
        <text:span text:style-name="rststyle-literal">
          <text:span text:style-name="rststyle-string">"%s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literal">
          <text:span text:style-name="rststyle-string">"32den küçüktür"</text:span>
        </text:span>
        <text:span text:style-name="rststyle-punctuation">);</text:span>
        <text:p text:style-name="rststyle-textbody">Koşul ifadeleri aşağıdaki gibi listelenebilir.</text:p>
        <text:p text:style-name="rststyle-table-title">Koşul işleyicileri</text:p>
        <table:table table:name="rststyle-rststyle-table-1" table:style-name="rststyle-rststyle-table-1">
          <text:span text:style-name="rststyle-strong">Koşul işleyicileri</text:span>
          <table:table-column table:style-name="rststyle-rststyle-table-1.A"/>
          <table:table-column table:style-name="rststyle-rststyle-table-1.B"/>
          <table:table-column table:style-name="rststyle-rststyle-table-1.C"/>
          <table:table-header-rows>
            <table:table-row>
              <table:table-cell table:style-name="rststyle-rststyle-table-1.A1" office:value-type="string">
                <text:p text:style-name="Table_20_Heading">ifade</text:p>
              </table:table-cell>
              <table:table-cell table:style-name="rststyle-rststyle-table-1.A1" office:value-type="string">
                <text:p text:style-name="Table_20_Heading">anlamı</text:p>
              </table:table-cell>
              <table:table-cell table:style-name="rststyle-rststyle-table-1.A1" office:value-type="string">
                <text:p text:style-name="Table_20_Heading">örnek</text:p>
              </table:table-cell>
            </table:table-row>
          </table:table-header-rows>
          <table:table-row>
            <table:table-cell table:style-name="rststyle-rststyle-table-1.A1" office:value-type="string">
              <text:p text:style-name="rststyle-textbody">&gt;</text:p>
            </table:table-cell>
            <table:table-cell table:style-name="rststyle-rststyle-table-1.A1" office:value-type="string">
              <text:p text:style-name="rststyle-textbody">büyüktür</text:p>
            </table:table-cell>
            <table:table-cell table:style-name="rststyle-rststyle-table-1.A1" office:value-type="string">
              <text:p text:style-name="rststyle-textbody">121 &gt; 12</text:p>
            </table:table-cell>
          </table:table-row>
          <table:table-row>
            <table:table-cell table:style-name="rststyle-rststyle-table-1.A1" office:value-type="string">
              <text:p text:style-name="rststyle-textbody">&lt;</text:p>
            </table:table-cell>
            <table:table-cell table:style-name="rststyle-rststyle-table-1.A1" office:value-type="string">
              <text:p text:style-name="rststyle-textbody">küçüktür</text:p>
            </table:table-cell>
            <table:table-cell table:style-name="rststyle-rststyle-table-1.A1" office:value-type="string">
              <text:p text:style-name="rststyle-textbody">12 &lt; 121</text:p>
            </table:table-cell>
          </table:table-row>
          <table:table-row>
            <table:table-cell table:style-name="rststyle-rststyle-table-1.A1" office:value-type="string">
              <text:p text:style-name="rststyle-textbody">==</text:p>
            </table:table-cell>
            <table:table-cell table:style-name="rststyle-rststyle-table-1.A1" office:value-type="string">
              <text:p text:style-name="rststyle-textbody">birbirine eşittir</text:p>
            </table:table-cell>
            <table:table-cell table:style-name="rststyle-rststyle-table-1.A1" office:value-type="string">
              <text:p text:style-name="rststyle-textbody">121 == 121</text:p>
            </table:table-cell>
          </table:table-row>
          <table:table-row>
            <table:table-cell table:style-name="rststyle-rststyle-table-1.A1" office:value-type="string">
              <text:p text:style-name="rststyle-textbody">!</text:p>
            </table:table-cell>
            <table:table-cell table:style-name="rststyle-rststyle-table-1.A1" office:value-type="string">
              <text:p text:style-name="rststyle-textbody">karşıtlık bildirir.</text:p>
            </table:table-cell>
            <table:table-cell table:style-name="rststyle-rststyle-table-1.A1" office:value-type="string">
              <text:p text:style-name="rststyle-textbody">!(12 &gt; 121)</text:p>
            </table:table-cell>
          </table:table-row>
          <table:table-row>
            <table:table-cell table:style-name="rststyle-rststyle-table-1.A1" office:value-type="string">
              <text:p text:style-name="rststyle-textbody">&amp;&amp;</text:p>
            </table:table-cell>
            <table:table-cell table:style-name="rststyle-rststyle-table-1.A1" office:value-type="string">
              <text:p text:style-name="rststyle-textbody">logic and</text:p>
            </table:table-cell>
            <table:table-cell table:style-name="rststyle-rststyle-table-1.A1" office:value-type="string">
              <text:p text:style-name="rststyle-textbody">"fg" == "aa" &amp;&amp; 121 &gt; 12</text:p>
            </table:table-cell>
          </table:table-row>
          <table:table-row>
            <table:table-cell table:style-name="rststyle-rststyle-table-1.A1" office:value-type="string">
              <text:p text:style-name="rststyle-textbody">||</text:p>
            </table:table-cell>
            <table:table-cell table:style-name="rststyle-rststyle-table-1.A1" office:value-type="string">
              <text:p text:style-name="rststyle-textbody">logic or</text:p>
            </table:table-cell>
            <table:table-cell table:style-name="rststyle-rststyle-table-1.A1" office:value-type="string">
              <text:p text:style-name="rststyle-textbody">"fg" == "aa" || 121 &gt; 12</text:p>
            </table:table-cell>
          </table:table-row>
          <table:table-row>
            <table:table-cell table:style-name="rststyle-rststyle-table-1.A1" office:value-type="string">
              <text:p text:style-name="rststyle-textbody">!=</text:p>
            </table:table-cell>
            <table:table-cell table:style-name="rststyle-rststyle-table-1.A1" office:value-type="string">
              <text:p text:style-name="rststyle-textbody">eşit değildir</text:p>
            </table:table-cell>
            <table:table-cell table:style-name="rststyle-rststyle-table-1.A1" office:value-type="string">
              <text:p text:style-name="rststyle-textbody">"fg" != "aa"</text:p>
            </table:table-cell>
          </table:table-row>
          <table:table-row>
            <table:table-cell table:style-name="rststyle-rststyle-table-1.A1" office:value-type="string">
              <text:p text:style-name="rststyle-textbody">&gt;=</text:p>
            </table:table-cell>
            <table:table-cell table:style-name="rststyle-rststyle-table-1.A1" office:value-type="string">
              <text:p text:style-name="rststyle-textbody">büyük eşittir</text:p>
            </table:table-cell>
            <table:table-cell table:style-name="rststyle-rststyle-table-1.A1" office:value-type="string">
              <text:p text:style-name="rststyle-textbody">121 &gt;= 121</text:p>
            </table:table-cell>
          </table:table-row>
          <table:table-row>
            <table:table-cell table:style-name="rststyle-rststyle-table-1.A1" office:value-type="string">
              <text:p text:style-name="rststyle-textbody">&lt;=</text:p>
            </table:table-cell>
            <table:table-cell table:style-name="rststyle-rststyle-table-1.A1" office:value-type="string">
              <text:p text:style-name="rststyle-textbody">küçük eşittir</text:p>
            </table:table-cell>
            <table:table-cell table:style-name="rststyle-rststyle-table-1.A1" office:value-type="string">
              <text:p text:style-name="rststyle-textbody">12 &lt;= 12</text:p>
            </table:table-cell>
          </table:table-row>
        </table:table>
      </text:section>
      <text:section text:name="Section10" text:style-name="Sect1">
        <text:h text:outline-level="1" text:style-name="rststyle-heading1">Switch - Case</text:h>
        <text:p text:style-name="rststyle-textbody">Bir sayıya karşılık bir işlem yapmak için <text:span text:style-name="rststyle-strong">switch - case</text:span> yapısı kullanılır.</text:p>
        <ns0:p ns0:style-name="rststyle-codeblock"><ns0:s ns0:c="6"/>switch(sayi) {<ns0:line-break/><ns0:s ns0:c="8"/>1:<ns0:line-break/><ns0:s ns0:c="10"/>// sayı 1se burası çalışır.<ns0:line-break/><ns0:s ns0:c="10"/>// break olmadığı için alttan devam eder.<ns0:line-break/><ns0:s ns0:c="8"/>2:<ns0:line-break/><ns0:s ns0:c="10"/>// sayı 1 veya 2 ise burası çalışır.<ns0:line-break/><ns0:s ns0:c="10"/>break;<ns0:line-break/><ns0:s ns0:c="8"/>3:<ns0:line-break/><ns0:s ns0:c="10"/>// sayı 3 ise burası çalışır.<ns0:line-break/><ns0:s ns0:c="8"/>default:<ns0:line-break/><ns0:s ns0:c="10"/>// sayı eşleşmezse burası çalışır.<ns0:line-break/>}</ns0:p>
        <text:span text:style-name="rststyle-whitespace">      </text:span>
        <text:span text:style-name="rststyle-keyword">switch</text:span>
        <text:span text:style-name="rststyle-punctuation">(</text:span>
        <text:span text:style-name="rststyle-name">sayi</text:span>
        <text:span text:style-name="rststyle-punctuation">)</text:span>
        <text:span text:style-name="rststyle-whitespace"> </text:span>
        <text:span text:style-name="rststyle-punctuation">{</text:span>
        <text:span text:style-name="rststyle-whitespace">
        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operator">:</text:span>
        <text:span text:style-name="rststyle-whitespace">
          </text:span>
        <text:span text:style-name="rststyle-comment">
          <text:span text:style-name="rststyle-single">// sayı 1se burası çalışır.
</text:span>
        </text:span>
        <text:span text:style-name="rststyle-whitespace">          </text:span>
        <text:span text:style-name="rststyle-comment">
          <text:span text:style-name="rststyle-single">// break olmadığı için alttan devam eder.
</text:span>
        </text:span>
        <text:span text:style-name="rststyle-whitespace">        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operator">:</text:span>
        <text:span text:style-name="rststyle-whitespace">
          </text:span>
        <text:span text:style-name="rststyle-comment">
          <text:span text:style-name="rststyle-single">// sayı 1 veya 2 ise burası çalışır.
</text:span>
        </text:span>
        <text:span text:style-name="rststyle-whitespace">          </text:span>
        <text:span text:style-name="rststyle-keyword">break</text:span>
        <text:span text:style-name="rststyle-punctuation">;</text:span>
        <text:span text:style-name="rststyle-whitespace">
        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operator">:</text:span>
        <text:span text:style-name="rststyle-whitespace">
          </text:span>
        <text:span text:style-name="rststyle-comment">
          <text:span text:style-name="rststyle-single">// sayı 3 ise burası çalışır.
</text:span>
        </text:span>
        <text:span text:style-name="rststyle-whitespace">        </text:span>
        <text:span text:style-name="rststyle-keyword">default</text:span>
        <text:span text:style-name="rststyle-operator">:</text:span>
        <text:span text:style-name="rststyle-whitespace">
          </text:span>
        <text:span text:style-name="rststyle-comment">
          <text:span text:style-name="rststyle-single">// sayı eşleşmezse burası çalışır.
</text:span>
        </text:span>
        <text:span text:style-name="rststyle-punctuation">}</text:span>
      </text:section>
      <text:section text:name="Section11" text:style-name="Sect1">
        <text:h text:outline-level="1" text:style-name="rststyle-heading1">Döngüler</text:h>
        <text:p text:style-name="rststyle-textbody">Döngüler koşullara benzer fakat döngülerde koşul sağlanmayana kadar block içi tekrarlanır.
Döngü oluşturmak için <text:span text:style-name="rststyle-strong">while</text:span> kullanılır.</text:p>
        <ns0:p ns0:style-name="rststyle-codeblock">int i=10;<ns0:line-break/>while(i&lt;0){<ns0:line-break/><ns0:s ns0:c="4"/>printf("%d\n", i);<ns0:line-break/><ns0:s ns0:c="4"/>i--;<ns0:line-break/>}</ns0:p>
        <text:span text:style-name="rststyle-keyword">
          <text:span text:style-name="rststyle-type">int</text:span>
        </text:span>
        <text:span text:style-name="rststyle-whitespace"> </text:span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punctuation">;</text:span>
        <text:span text:style-name="rststyle-whitespace">
</text:span>
        <text:span text:style-name="rststyle-keyword">while</text:span>
        <text:span text:style-name="rststyle-punctuation">(</text:span>
        <text:span text:style-name="rststyle-name">i</text:span>
        <text:span text:style-name="rststyle-operator">&lt;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){</text:span>
        <text:span text:style-name="rststyle-whitespace">
    </text:span>
        <text:span text:style-name="rststyle-name">printf</text:span>
        <text:span text:style-name="rststyle-punctuation">(</text:span>
        <text:span text:style-name="rststyle-literal">
          <text:span text:style-name="rststyle-string">"%d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whitespace"> </text:span>
        <text:span text:style-name="rststyle-name">i</text:span>
        <text:span text:style-name="rststyle-punctuation">);</text:span>
        <text:span text:style-name="rststyle-whitespace">
    </text:span>
        <text:span text:style-name="rststyle-name">i</text:span>
        <text:span text:style-name="rststyle-operator">--</text:span>
        <text:span text:style-name="rststyle-punctuation">;</text:span>
        <text:span text:style-name="rststyle-whitespace">
</text:span>
        <text:span text:style-name="rststyle-punctuation">}</text:span>
        <text:p text:style-name="rststyle-textbody">Yukarıdaki örnekte 10dan 0a kadar geri sayan örnek verilmiştir.
En son i değişkeni 0 olduğunda koşul sağlanmadığı için döngü sonlanır.</text:p>
        <text:p text:style-name="rststyle-textbody">Aynı işlemi <text:span text:style-name="rststyle-strong">for</text:span> ifadesi ile de yapabiliriz.</text:p>
        <ns0:p ns0:style-name="rststyle-codeblock">for(int i=10;i&lt;0;i--){<ns0:line-break/><ns0:s ns0:c="4"/>printf("%d\n", i);<ns0:line-break/>}</ns0:p>
        <text:span text:style-name="rststyle-keyword">for</text:span>
        <text:span text:style-name="rststyle-punctuation">(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punctuation">;</text:span>
        <text:span text:style-name="rststyle-name">i</text:span>
        <text:span text:style-name="rststyle-operator">&lt;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;</text:span>
        <text:span text:style-name="rststyle-name">i</text:span>
        <text:span text:style-name="rststyle-operator">--</text:span>
        <text:span text:style-name="rststyle-punctuation">){</text:span>
        <text:span text:style-name="rststyle-whitespace">
    </text:span>
        <text:span text:style-name="rststyle-name">printf</text:span>
        <text:span text:style-name="rststyle-punctuation">(</text:span>
        <text:span text:style-name="rststyle-literal">
          <text:span text:style-name="rststyle-string">"%d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whitespace"> </text:span>
        <text:span text:style-name="rststyle-name">i</text:span>
        <text:span text:style-name="rststyle-punctuation">);</text:span>
        <text:span text:style-name="rststyle-whitespace">
</text:span>
        <text:span text:style-name="rststyle-punctuation">}</text:span>
        <text:p text:style-name="rststyle-textbody">Burada for içerisinde 3 bölüm bulunur.
İlkinde değer atanır.
İkincinde koşul yer alır.
Üçüncüsünde değişkene yapılacak işlem belirtilir.</text:p>
        <text:p text:style-name="rststyle-textbody">Döngülerde <text:span text:style-name="rststyle-strong">continue</text:span> kullanarak döngünün tamamlanması beklenmeden başa dönülür.
<text:span text:style-name="rststyle-strong">break</text:span> kullanarak döngüden çıkılır.</text:p>
        <ns0:p ns0:style-name="rststyle-codeblock"><ns0:s ns0:c="6"/>int sayi = 10<ns0:line-break/><ns0:s ns0:c="6"/>while(1) {<ns0:line-break/><ns0:s ns0:c="10"/>printf("%d\n",sayi);<ns0:line-break/><ns0:s ns0:c="4"/>if(sayi &lt; 0) {<ns0:line-break/><ns0:s ns0:c="14"/>break;<ns0:line-break/><ns0:s ns0:c="10"/>}<ns0:line-break/><ns0:s ns0:c="10"/>sayi--;<ns0:line-break/><ns0:s ns0:c="10"/>continue;<ns0:line-break/><ns0:s ns0:c="10"/>printf("%s\n","Bu satıra gelinmez.");<ns0:line-break/>}</ns0:p>
        <text:span text:style-name="rststyle-whitespace">      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sayi</text:span>
        <text:span text:style-name="rststyle-whitespace"> </text:span>
        <text:span text:style-name="rststyle-operator">=</text:span>
        <text:span text:style-name="rststyle-whitespace"> 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whitespace">
      </text:span>
        <text:span text:style-name="rststyle-keyword">while</text:span>
        <text:span text:style-name="rststyle-punctuation">(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)</text:span>
        <text:span text:style-name="rststyle-whitespace"> </text:span>
        <text:span text:style-name="rststyle-punctuation">{</text:span>
        <text:span text:style-name="rststyle-whitespace">
          </text:span>
        <text:span text:style-name="rststyle-name">printf</text:span>
        <text:span text:style-name="rststyle-punctuation">(</text:span>
        <text:span text:style-name="rststyle-literal">
          <text:span text:style-name="rststyle-string">"%d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name">sayi</text:span>
        <text:span text:style-name="rststyle-punctuation">);</text:span>
        <text:span text:style-name="rststyle-whitespace">
    </text:span>
        <text:span text:style-name="rststyle-keyword">if</text:span>
        <text:span text:style-name="rststyle-punctuation">(</text:span>
        <text:span text:style-name="rststyle-name">sayi</text:span>
        <text:span text:style-name="rststyle-whitespace"> </text:span>
        <text:span text:style-name="rststyle-operator">&lt;</text:span>
        <text:span text:style-name="rststyle-whitespace"> 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)</text:span>
        <text:span text:style-name="rststyle-whitespace"> </text:span>
        <text:span text:style-name="rststyle-punctuation">{</text:span>
        <text:span text:style-name="rststyle-whitespace">
              </text:span>
        <text:span text:style-name="rststyle-keyword">break</text:span>
        <text:span text:style-name="rststyle-punctuation">;</text:span>
        <text:span text:style-name="rststyle-whitespace">
          </text:span>
        <text:span text:style-name="rststyle-punctuation">}</text:span>
        <text:span text:style-name="rststyle-whitespace">
          </text:span>
        <text:span text:style-name="rststyle-name">sayi</text:span>
        <text:span text:style-name="rststyle-operator">--</text:span>
        <text:span text:style-name="rststyle-punctuation">;</text:span>
        <text:span text:style-name="rststyle-whitespace">
          </text:span>
        <text:span text:style-name="rststyle-keyword">continue</text:span>
        <text:span text:style-name="rststyle-punctuation">;</text:span>
        <text:span text:style-name="rststyle-whitespace">
          </text:span>
        <text:span text:style-name="rststyle-name">printf</text:span>
        <text:span text:style-name="rststyle-punctuation">(</text:span>
        <text:span text:style-name="rststyle-literal">
          <text:span text:style-name="rststyle-string">"%s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literal">
          <text:span text:style-name="rststyle-string">"Bu satıra gelinmez."</text:span>
        </text:span>
        <text:span text:style-name="rststyle-punctuation">);</text:span>
        <text:span text:style-name="rststyle-whitespace">
</text:span>
        <text:span text:style-name="rststyle-punctuation">}</text:span>
        <text:p text:style-name="rststyle-textbody">Yukarıdaki örnekte döngü koşulu sürekli olarak devam etmeye neden olur.
Sayımız 0dan küçükse döngü <text:span text:style-name="rststyle-strong">break</text:span> kullanarak sonlandırılır.
Döngü içinde <text:span text:style-name="rststyle-strong">continue</text:span> kısmına gelindiğinde başa dönüldüğü için bir alttaki satır çalıştırılmaz.</text:p>
      </text:section>
      <text:section text:name="Section12" text:style-name="Sect1">
        <text:h text:outline-level="1" text:style-name="rststyle-heading1">goto</text:h>
        <text:p text:style-name="rststyle-textbody">C dilinde kodun içerisindeki bir yere etiket tanımlanıp <text:span text:style-name="rststyle-strong">goto</text:span> ile bu etikete gidilebilir.</text:p>
        <ns0:p ns0:style-name="rststyle-codeblock">yaz:<ns0:line-break/>printf("%s\n", "Hello World");<ns0:line-break/>goto yaz;</ns0:p>
        <text:span text:style-name="rststyle-name">
          <text:span text:style-name="rststyle-label">yaz</text:span>
        </text:span>
        <text:span text:style-name="rststyle-punctuation">:</text:span>
        <text:span text:style-name="rststyle-whitespace">
</text:span>
        <text:span text:style-name="rststyle-name">printf</text:span>
        <text:span text:style-name="rststyle-punctuation">(</text:span>
        <text:span text:style-name="rststyle-literal">
          <text:span text:style-name="rststyle-string">"%s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whitespace"> </text:span>
        <text:span text:style-name="rststyle-literal">
          <text:span text:style-name="rststyle-string">"Hello World"</text:span>
        </text:span>
        <text:span text:style-name="rststyle-punctuation">);</text:span>
        <text:span text:style-name="rststyle-whitespace">
</text:span>
        <text:span text:style-name="rststyle-keyword">goto</text:span>
        <text:span text:style-name="rststyle-whitespace"> </text:span>
        <text:span text:style-name="rststyle-name">yaz</text:span>
        <text:span text:style-name="rststyle-punctuation">;</text:span>
        <text:p text:style-name="rststyle-textbody">Yukarıdaki örnekte sürekli olarak yazı yazdırılır. Bunun sebebi her seferinde <text:span text:style-name="rststyle-strong">yaz</text:span> etiketine gidilmesidir.</text:p>
        <text:p text:style-name="rststyle-textbody">Bundan faydalanarak döngü oluşturulabilir.</text:p>
        <ns0:p ns0:style-name="rststyle-codeblock">int i = 10;<ns0:line-break/>islem:<ns0:line-break/>if(i &lt; 0){<ns0:line-break/><ns0:s ns0:c="4"/>printf("%d\n",i);<ns0:line-break/><ns0:s ns0:c="4"/>i--;<ns0:line-break/><ns0:s ns0:c="4"/>goto islem;<ns0:line-break/>}</ns0:p>
        <text:span text:style-name="rststyle-keyword">
          <text:span text:style-name="rststyle-type">int</text:span>
        </text:span>
        <text:span text:style-name="rststyle-whitespace"> </text:span>
        <text:span text:style-name="rststyle-name">i</text:span>
        <text:span text:style-name="rststyle-whitespace"> </text:span>
        <text:span text:style-name="rststyle-operator">=</text:span>
        <text:span text:style-name="rststyle-whitespace"> 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punctuation">;</text:span>
        <text:span text:style-name="rststyle-whitespace">
</text:span>
        <text:span text:style-name="rststyle-name">
          <text:span text:style-name="rststyle-label">islem</text:span>
        </text:span>
        <text:span text:style-name="rststyle-punctuation">:</text:span>
        <text:span text:style-name="rststyle-whitespace">
</text:span>
        <text:span text:style-name="rststyle-keyword">if</text:span>
        <text:span text:style-name="rststyle-punctuation">(</text:span>
        <text:span text:style-name="rststyle-name">i</text:span>
        <text:span text:style-name="rststyle-whitespace"> </text:span>
        <text:span text:style-name="rststyle-operator">&lt;</text:span>
        <text:span text:style-name="rststyle-whitespace"> 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){</text:span>
        <text:span text:style-name="rststyle-whitespace">
    </text:span>
        <text:span text:style-name="rststyle-name">printf</text:span>
        <text:span text:style-name="rststyle-punctuation">(</text:span>
        <text:span text:style-name="rststyle-literal">
          <text:span text:style-name="rststyle-string">"%d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name">i</text:span>
        <text:span text:style-name="rststyle-punctuation">);</text:span>
        <text:span text:style-name="rststyle-whitespace">
    </text:span>
        <text:span text:style-name="rststyle-name">i</text:span>
        <text:span text:style-name="rststyle-operator">--</text:span>
        <text:span text:style-name="rststyle-punctuation">;</text:span>
        <text:span text:style-name="rststyle-whitespace">
    </text:span>
        <text:span text:style-name="rststyle-keyword">goto</text:span>
        <text:span text:style-name="rststyle-whitespace"> </text:span>
        <text:span text:style-name="rststyle-name">islem</text:span>
        <text:span text:style-name="rststyle-punctuation">;</text:span>
        <text:span text:style-name="rststyle-whitespace">
</text:span>
        <text:span text:style-name="rststyle-punctuation">}</text:span>
        <text:p text:style-name="rststyle-textbody">Burada koşul bloğunun en sonunda tekrar başa dönmesi için <text:span text:style-name="rststyle-strong">goto</text:span> kullandık.</text:p>
      </text:section>
      <text:section text:name="Section13" text:style-name="Sect1">
        <text:h text:outline-level="1" text:style-name="rststyle-heading1">Fonksiyonlar</text:h>
        <text:p text:style-name="rststyle-textbody">C dilinde bir fonksiyon aşağıdaki gibi tanımlanır.</text:p>
        <ns0:p ns0:style-name="rststyle-codeblock">int yazdir(char* yazi){<ns0:line-break/><ns0:s ns0:c="4"/>if(yazi != NULL){<ns0:line-break/><ns0:s ns0:c="8"/>printf("%s\n",yazi);<ns0:line-break/><ns0:s ns0:c="8"/>return 0;<ns0:line-break/><ns0:s ns0:c="4"/>}<ns0:line-break/>return 1;<ns0:line-break/>}</ns0:p>
        <text:span text:style-name="rststyle-keyword">
          <text:span text:style-name="rststyle-type">int</text:span>
        </text:span>
        <text:span text:style-name="rststyle-whitespace"> </text:span>
        <text:span text:style-name="rststyle-name">
          <text:span text:style-name="rststyle-function">yazdir</text:span>
        </text:span>
        <text:span text:style-name="rststyle-punctuation">(</text:span>
        <text:span text:style-name="rststyle-keyword">
          <text:span text:style-name="rststyle-type">char</text:span>
        </text:span>
        <text:span text:style-name="rststyle-operator">*</text:span>
        <text:span text:style-name="rststyle-whitespace"> </text:span>
        <text:span text:style-name="rststyle-name">yazi</text:span>
        <text:span text:style-name="rststyle-punctuation">){</text:span>
        <text:span text:style-name="rststyle-whitespace">
    </text:span>
        <text:span text:style-name="rststyle-keyword">if</text:span>
        <text:span text:style-name="rststyle-punctuation">(</text:span>
        <text:span text:style-name="rststyle-name">yazi</text:span>
        <text:span text:style-name="rststyle-whitespace"> </text:span>
        <text:span text:style-name="rststyle-operator">!=</text:span>
        <text:span text:style-name="rststyle-whitespace"> </text:span>
        <text:span text:style-name="rststyle-name">
          <text:span text:style-name="rststyle-builtin">NULL</text:span>
        </text:span>
        <text:span text:style-name="rststyle-punctuation">){</text:span>
        <text:span text:style-name="rststyle-whitespace">
        </text:span>
        <text:span text:style-name="rststyle-name">printf</text:span>
        <text:span text:style-name="rststyle-punctuation">(</text:span>
        <text:span text:style-name="rststyle-literal">
          <text:span text:style-name="rststyle-string">"%s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name">yazi</text:span>
        <text:span text:style-name="rststyle-punctuation">);</text:span>
        <text:span text:style-name="rststyle-whitespace">
        </text:span>
        <text:span text:style-name="rststyle-keyword">return</text:span>
        <text:span text:style-name="rststyle-whitespace"> 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;</text:span>
        <text:span text:style-name="rststyle-whitespace">
    </text:span>
        <text:span text:style-name="rststyle-punctuation">}</text:span>
        <text:span text:style-name="rststyle-whitespace">
</text:span>
        <text:span text:style-name="rststyle-keyword">return</text:span>
        <text:span text:style-name="rststyle-whitespace"> 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;</text:span>
        <text:span text:style-name="rststyle-whitespace">
</text:span>
        <text:span text:style-name="rststyle-punctuation">}</text:span>
        <text:p text:style-name="rststyle-textbody">Yukarıdaki fonksiyon verilen değişken değere sahipse ekrana yazdırıp 0 döndürür.
Eğer değeri yoksa 1 döndürür.</text:p>
        <text:p text:style-name="rststyle-textbody">Basit işlemler için <text:span text:style-name="rststyle-strong">#define</text:span> ile de fonksiyon tanımlanabilir.
Bu şekilde tanımlanan fonksiyonlar derleme öncesi yerine yazılarak çalışır.</text:p>
        <ns0:p ns0:style-name="rststyle-codeblock">#define topla(A,B) A+B<ns0:line-break/><ns0:line-break/>int main(int argc, char** argv){<ns0:line-break/><ns0:s ns0:c="4"/>int sayi = topla(3, 5);<ns0:line-break/><ns0:s ns0:c="4"/>return 0;<ns0:line-break/>}</ns0:p>
        <text:span text:style-name="rststyle-comment">
          <text:span text:style-name="rststyle-preproc">#define topla(A,B) A+B
</text:span>
        </text:span>
        <text:span text:style-name="rststyle-whitespace">
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
          <text:span text:style-name="rststyle-function">main</text:span>
        </text:span>
        <text:span text:style-name="rststyle-punctuation">(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argc</text:span>
        <text:span text:style-name="rststyle-punctuation">,</text:span>
        <text:span text:style-name="rststyle-whitespace"> </text:span>
        <text:span text:style-name="rststyle-keyword">
          <text:span text:style-name="rststyle-type">char</text:span>
        </text:span>
        <text:span text:style-name="rststyle-operator">**</text:span>
        <text:span text:style-name="rststyle-whitespace"> </text:span>
        <text:span text:style-name="rststyle-name">argv</text:span>
        <text:span text:style-name="rststyle-punctuation">){</text:span>
        <text:span text:style-name="rststyle-whitespace">
    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sayi</text:span>
        <text:span text:style-name="rststyle-whitespace"> </text:span>
        <text:span text:style-name="rststyle-operator">=</text:span>
        <text:span text:style-name="rststyle-whitespace"> </text:span>
        <text:span text:style-name="rststyle-name">topla</text:span>
        <text:span text:style-name="rststyle-punctuation">(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whitespace"> 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);</text:span>
        <text:span text:style-name="rststyle-whitespace">
    </text:span>
        <text:span text:style-name="rststyle-keyword">return</text:span>
        <text:span text:style-name="rststyle-whitespace"> 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;</text:span>
        <text:span text:style-name="rststyle-whitespace">
</text:span>
        <text:span text:style-name="rststyle-punctuation">}</text:span>
        <text:p text:style-name="rststyle-textbody">Fonksiyonlar yazılma sırasına göre kullanılabilirler.
Bu yüzden fonksiyonlar henüz tanımlı değilse kullanılamazlar.
Bu durumun üstesinden gelmek için <text:span text:style-name="rststyle-strong">header</text:span> tanımlaması yapılır.</text:p>
        <ns0:p ns0:style-name="rststyle-codeblock">void yaz();<ns0:line-break/>int main(){<ns0:line-break/><ns0:s ns0:c="4"/>yaz();<ns0:line-break/><ns0:s ns0:c="4"/>return 0;<ns0:line-break/>}<ns0:line-break/>void yaz(){<ns0:line-break/><ns0:s ns0:c="4"/>printf("%s\n","Hello World");<ns0:line-break/>}</ns0:p>
        <text:span text:style-name="rststyle-keyword">
          <text:span text:style-name="rststyle-type">void</text:span>
        </text:span>
        <text:span text:style-name="rststyle-whitespace"> </text:span>
        <text:span text:style-name="rststyle-name">
          <text:span text:style-name="rststyle-function">yaz</text:span>
        </text:span>
        <text:span text:style-name="rststyle-punctuation">();</text:span>
        <text:span text:style-name="rststyle-whitespace">
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
          <text:span text:style-name="rststyle-function">main</text:span>
        </text:span>
        <text:span text:style-name="rststyle-punctuation">(){</text:span>
        <text:span text:style-name="rststyle-whitespace">
    </text:span>
        <text:span text:style-name="rststyle-name">yaz</text:span>
        <text:span text:style-name="rststyle-punctuation">();</text:span>
        <text:span text:style-name="rststyle-whitespace">
    </text:span>
        <text:span text:style-name="rststyle-keyword">return</text:span>
        <text:span text:style-name="rststyle-whitespace"> 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;</text:span>
        <text:span text:style-name="rststyle-whitespace">
</text:span>
        <text:span text:style-name="rststyle-punctuation">}</text:span>
        <text:span text:style-name="rststyle-whitespace">
</text:span>
        <text:span text:style-name="rststyle-keyword">
          <text:span text:style-name="rststyle-type">void</text:span>
        </text:span>
        <text:span text:style-name="rststyle-whitespace"> </text:span>
        <text:span text:style-name="rststyle-name">
          <text:span text:style-name="rststyle-function">yaz</text:span>
        </text:span>
        <text:span text:style-name="rststyle-punctuation">(){</text:span>
        <text:span text:style-name="rststyle-whitespace">
    </text:span>
        <text:span text:style-name="rststyle-name">printf</text:span>
        <text:span text:style-name="rststyle-punctuation">(</text:span>
        <text:span text:style-name="rststyle-literal">
          <text:span text:style-name="rststyle-string">"%s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literal">
          <text:span text:style-name="rststyle-string">"Hello World"</text:span>
        </text:span>
        <text:span text:style-name="rststyle-punctuation">);</text:span>
        <text:span text:style-name="rststyle-whitespace">
</text:span>
        <text:span text:style-name="rststyle-punctuation">}</text:span>
        <text:p text:style-name="rststyle-textbody">Header tanımlamaları kütüphane yazarken de kullanılır.
Bunun için bu tanımlamaları <text:span text:style-name="rststyle-strong">.h</text:span> uzantılı dosyalara yazmanız gereklidir.
Bu dosyayı <text:span text:style-name="rststyle-strong">include</text:span> kullanarak eklemeliyiz.</text:p>
        <text:p text:style-name="rststyle-textbody">yaz.h dosyası</text:p>
        <ns0:p ns0:style-name="rststyle-codeblock">void yaz();</ns0:p>
        <text:span text:style-name="rststyle-keyword">
          <text:span text:style-name="rststyle-type">void</text:span>
        </text:span>
        <text:span text:style-name="rststyle-whitespace"> </text:span>
        <text:span text:style-name="rststyle-name">
          <text:span text:style-name="rststyle-function">yaz</text:span>
        </text:span>
        <text:span text:style-name="rststyle-punctuation">();</text:span>
        <text:p text:style-name="rststyle-textbody">main.c dosyası</text:p>
        <ns0:p ns0:style-name="rststyle-codeblock">#include "yaz.h"<ns0:line-break/>#include &lt;stdio.h&gt;<ns0:line-break/><ns0:line-break/>int main(){<ns0:line-break/><ns0:s ns0:c="4"/>yaz();<ns0:line-break/><ns0:s ns0:c="4"/>return 0;<ns0:line-break/>}<ns0:line-break/><ns0:line-break/>void yaz(){<ns0:line-break/><ns0:s ns0:c="4"/>printf("%s\n","Hello World");<ns0:line-break/>}</ns0:p>
        <text:span text:style-name="rststyle-comment">
          <text:span text:style-name="rststyle-preproc">#include</text:span>
        </text:span>
        <text:span text:style-name="rststyle-whitespace"> </text:span>
        <text:span text:style-name="rststyle-comment">
          <text:span text:style-name="rststyle-preprocfile">"yaz.h"</text:span>
        </text:span>
        <text:span text:style-name="rststyle-comment">
          <text:span text:style-name="rststyle-preproc">
#include</text:span>
        </text:span>
        <text:span text:style-name="rststyle-whitespace"> </text:span>
        <text:span text:style-name="rststyle-comment">
          <text:span text:style-name="rststyle-preprocfile">&lt;stdio.h&gt;</text:span>
        </text:span>
        <text:span text:style-name="rststyle-comment">
          <text:span text:style-name="rststyle-preproc">
</text:span>
        </text:span>
        <text:span text:style-name="rststyle-whitespace">
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
          <text:span text:style-name="rststyle-function">main</text:span>
        </text:span>
        <text:span text:style-name="rststyle-punctuation">(){</text:span>
        <text:span text:style-name="rststyle-whitespace">
    </text:span>
        <text:span text:style-name="rststyle-name">yaz</text:span>
        <text:span text:style-name="rststyle-punctuation">();</text:span>
        <text:span text:style-name="rststyle-whitespace">
    </text:span>
        <text:span text:style-name="rststyle-keyword">return</text:span>
        <text:span text:style-name="rststyle-whitespace"> 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;</text:span>
        <text:span text:style-name="rststyle-whitespace">
</text:span>
        <text:span text:style-name="rststyle-punctuation">}</text:span>
        <text:span text:style-name="rststyle-whitespace">

</text:span>
        <text:span text:style-name="rststyle-keyword">
          <text:span text:style-name="rststyle-type">void</text:span>
        </text:span>
        <text:span text:style-name="rststyle-whitespace"> </text:span>
        <text:span text:style-name="rststyle-name">
          <text:span text:style-name="rststyle-function">yaz</text:span>
        </text:span>
        <text:span text:style-name="rststyle-punctuation">(){</text:span>
        <text:span text:style-name="rststyle-whitespace">
    </text:span>
        <text:span text:style-name="rststyle-name">printf</text:span>
        <text:span text:style-name="rststyle-punctuation">(</text:span>
        <text:span text:style-name="rststyle-literal">
          <text:span text:style-name="rststyle-string">"%s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literal">
          <text:span text:style-name="rststyle-string">"Hello World"</text:span>
        </text:span>
        <text:span text:style-name="rststyle-punctuation">);</text:span>
        <text:span text:style-name="rststyle-whitespace">
</text:span>
        <text:span text:style-name="rststyle-punctuation">}</text:span>
        <text:p text:style-name="rststyle-textbody"><text:span text:style-name="rststyle-strong">Not:</text:span> <text:span text:style-name="rststyle-strong">include</text:span> ifadesinde <text:span text:style-name="rststyle-strong">&lt;&gt;</text:span> içine aldığımız dosyalar <text:span text:style-name="rststyle-strong">/usr/include</text:span> <text:span text:style-name="rststyle-strong">""</text:span> içine aldığımız ise mevcut dizinde aranır.</text:p>
      </text:section>
      <text:section text:name="Section14" text:style-name="Sect1">
        <text:h text:outline-level="1" text:style-name="rststyle-heading1">Pointer ve Address kavramı</text:h>
        <text:p text:style-name="rststyle-textbody">Pointerlar bir değişkenin bellekte bulunduğu yeri belirtir. ve <text:span text:style-name="rststyle-strong">*</text:span> işareti ile belirtir.
Örneğin aşağıda bir metin pointer olarak tanımlansın ve 2 birim kaydırılsın.</text:p>
        <ns0:p ns0:style-name="rststyle-codeblock">char* msg = "abcde";<ns0:line-break/>printf("%s\n", msg + sizeof(char)*2 );</ns0:p>
        <text:span text:style-name="rststyle-keyword">
          <text:span text:style-name="rststyle-type">char</text:span>
        </text:span>
        <text:span text:style-name="rststyle-operator">*</text:span>
        <text:span text:style-name="rststyle-whitespace"> </text:span>
        <text:span text:style-name="rststyle-name">msg</text:span>
        <text:span text:style-name="rststyle-whitespace"> </text:span>
        <text:span text:style-name="rststyle-operator">=</text:span>
        <text:span text:style-name="rststyle-whitespace"> </text:span>
        <text:span text:style-name="rststyle-literal">
          <text:span text:style-name="rststyle-string">"abcde"</text:span>
        </text:span>
        <text:span text:style-name="rststyle-punctuation">;</text:span>
        <text:span text:style-name="rststyle-whitespace">
</text:span>
        <text:span text:style-name="rststyle-name">printf</text:span>
        <text:span text:style-name="rststyle-punctuation">(</text:span>
        <text:span text:style-name="rststyle-literal">
          <text:span text:style-name="rststyle-string">"%s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whitespace"> </text:span>
        <text:span text:style-name="rststyle-name">msg</text:span>
        <text:span text:style-name="rststyle-whitespace"> </text:span>
        <text:span text:style-name="rststyle-operator">+</text:span>
        <text:span text:style-name="rststyle-whitespace"> </text:span>
        <text:span text:style-name="rststyle-keyword">sizeof</text:span>
        <text:span text:style-name="rststyle-punctuation">(</text:span>
        <text:span text:style-name="rststyle-keyword">
          <text:span text:style-name="rststyle-type">char</text:span>
        </text:span>
        <text:span text:style-name="rststyle-punctuation">)</text:span>
        <text:span text:style-name="rststyle-operator">*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whitespace"> </text:span>
        <text:span text:style-name="rststyle-punctuation">);</text:span>
        <text:p text:style-name="rststyle-textbody">Bura 2 char uzunluğu kadar pointer kaydırıldığı için ekrana ilk iki karakteri silinerek yazdırılmıştır.</text:p>
        <text:p text:style-name="rststyle-textbody">Adres ise bir değişkenin bellek adresini ifade eder. <text:span text:style-name="rststyle-strong">&amp;</text:span> işareti ile belirtilir. Örneğin rastgele bir değişken oluşturup adresini ekrana yazalım.</text:p>
        <ns0:p ns0:style-name="rststyle-codeblock">int i = 0;<ns0:line-break/>printf("%p\n" &amp;i);</ns0:p>
        <text:span text:style-name="rststyle-keyword">
          <text:span text:style-name="rststyle-type">int</text:span>
        </text:span>
        <text:span text:style-name="rststyle-whitespace"> </text:span>
        <text:span text:style-name="rststyle-name">i</text:span>
        <text:span text:style-name="rststyle-whitespace"> </text:span>
        <text:span text:style-name="rststyle-operator">=</text:span>
        <text:span text:style-name="rststyle-whitespace"> 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;</text:span>
        <text:span text:style-name="rststyle-whitespace">
</text:span>
        <text:span text:style-name="rststyle-name">printf</text:span>
        <text:span text:style-name="rststyle-punctuation">(</text:span>
        <text:span text:style-name="rststyle-literal">
          <text:span text:style-name="rststyle-string">"%p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whitespace"> </text:span>
        <text:span text:style-name="rststyle-operator">&amp;</text:span>
        <text:span text:style-name="rststyle-name">i</text:span>
        <text:span text:style-name="rststyle-punctuation">);</text:span>
        <text:p text:style-name="rststyle-textbody">Konunun daha iyi anlaşılması için bir değişken oluşturup adresini bir pointera kopyalayalım. ve sonra değişkenimizi değiştirelim.</text:p>
        <ns0:p ns0:style-name="rststyle-codeblock">int i = 0; // değişken tanımladık.<ns0:line-break/>int *k = &amp;i; // adresini kopyaladık.<ns0:line-break/>int l = i; // değeri kopyaladık.<ns0:line-break/>i = 1; // değişkeni değiştirdik.<ns0:line-break/>printf("%d %d\n", i, *k, l);</ns0:p>
        <text:span text:style-name="rststyle-keyword">
          <text:span text:style-name="rststyle-type">int</text:span>
        </text:span>
        <text:span text:style-name="rststyle-whitespace"> </text:span>
        <text:span text:style-name="rststyle-name">i</text:span>
        <text:span text:style-name="rststyle-whitespace"> </text:span>
        <text:span text:style-name="rststyle-operator">=</text:span>
        <text:span text:style-name="rststyle-whitespace"> 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;</text:span>
        <text:span text:style-name="rststyle-whitespace"> </text:span>
        <text:span text:style-name="rststyle-comment">
          <text:span text:style-name="rststyle-single">// değişken tanımladık.
</text:span>
        </text:span>
        <text:span text:style-name="rststyle-keyword">
          <text:span text:style-name="rststyle-type">int</text:span>
        </text:span>
        <text:span text:style-name="rststyle-whitespace"> </text:span>
        <text:span text:style-name="rststyle-operator">*</text:span>
        <text:span text:style-name="rststyle-name">k</text:span>
        <text:span text:style-name="rststyle-whitespace"> </text:span>
        <text:span text:style-name="rststyle-operator">=</text:span>
        <text:span text:style-name="rststyle-whitespace"> </text:span>
        <text:span text:style-name="rststyle-operator">&amp;</text:span>
        <text:span text:style-name="rststyle-name">i</text:span>
        <text:span text:style-name="rststyle-punctuation">;</text:span>
        <text:span text:style-name="rststyle-whitespace"> </text:span>
        <text:span text:style-name="rststyle-comment">
          <text:span text:style-name="rststyle-single">// adresini kopyaladık.
</text:span>
        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l</text:span>
        <text:span text:style-name="rststyle-whitespace"> </text:span>
        <text:span text:style-name="rststyle-operator">=</text:span>
        <text:span text:style-name="rststyle-whitespace"> </text:span>
        <text:span text:style-name="rststyle-name">i</text:span>
        <text:span text:style-name="rststyle-punctuation">;</text:span>
        <text:span text:style-name="rststyle-whitespace"> </text:span>
        <text:span text:style-name="rststyle-comment">
          <text:span text:style-name="rststyle-single">// değeri kopyaladık.
</text:span>
        </text:span>
        <text:span text:style-name="rststyle-name">i</text:span>
        <text:span text:style-name="rststyle-whitespace"> </text:span>
        <text:span text:style-name="rststyle-operator">=</text:span>
        <text:span text:style-name="rststyle-whitespace"> 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;</text:span>
        <text:span text:style-name="rststyle-whitespace"> </text:span>
        <text:span text:style-name="rststyle-comment">
          <text:span text:style-name="rststyle-single">// değişkeni değiştirdik.
</text:span>
        </text:span>
        <text:span text:style-name="rststyle-name">printf</text:span>
        <text:span text:style-name="rststyle-punctuation">(</text:span>
        <text:span text:style-name="rststyle-literal">
          <text:span text:style-name="rststyle-string">"%d %d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whitespace"> </text:span>
        <text:span text:style-name="rststyle-name">i</text:span>
        <text:span text:style-name="rststyle-punctuation">,</text:span>
        <text:span text:style-name="rststyle-whitespace"> </text:span>
        <text:span text:style-name="rststyle-operator">*</text:span>
        <text:span text:style-name="rststyle-name">k</text:span>
        <text:span text:style-name="rststyle-punctuation">,</text:span>
        <text:span text:style-name="rststyle-whitespace"> </text:span>
        <text:span text:style-name="rststyle-name">l</text:span>
        <text:span text:style-name="rststyle-punctuation">);</text:span>
        <text:p text:style-name="rststyle-textbody">Bu örnekte ilk iki değer de değişir fakat üçüncüsü değişmez.
Bunun sebebi ikinci be birinci değişkenlerin adresi aynıyken üçüncü değişkenin adresi farklıdır.</text:p>
        <text:p text:style-name="rststyle-textbody">Bir fonksiyon tanımlarken pointer olarak arguman aldırıp bu değerde değişiklik yapabilir. Buna örnek kullanım olarak <text:span text:style-name="rststyle-strong">scanf</text:span> fonksiyonu verilebilir.</text:p>
        <ns0:p ns0:style-name="rststyle-codeblock">#include &lt;stdio.h&gt;<ns0:line-break/>void topla(int* sonuc, int sayi1, int sayi2){<ns0:line-break/><ns0:s ns0:c="4"/>*sonuc = sayi1 + sayi2;<ns0:line-break/>}<ns0:line-break/>void main(){<ns0:line-break/><ns0:s ns0:c="4"/>int i;<ns0:line-break/><ns0:s ns0:c="4"/>topla(&amp;i, 12, 22);<ns0:line-break/><ns0:s ns0:c="4"/>printf("%d\n",i);<ns0:line-break/>}</ns0:p>
        <text:span text:style-name="rststyle-comment">
          <text:span text:style-name="rststyle-preproc">#include</text:span>
        </text:span>
        <text:span text:style-name="rststyle-whitespace"> </text:span>
        <text:span text:style-name="rststyle-comment">
          <text:span text:style-name="rststyle-preprocfile">&lt;stdio.h&gt;</text:span>
        </text:span>
        <text:span text:style-name="rststyle-comment">
          <text:span text:style-name="rststyle-preproc">
</text:span>
        </text:span>
        <text:span text:style-name="rststyle-keyword">
          <text:span text:style-name="rststyle-type">void</text:span>
        </text:span>
        <text:span text:style-name="rststyle-whitespace"> </text:span>
        <text:span text:style-name="rststyle-name">
          <text:span text:style-name="rststyle-function">topla</text:span>
        </text:span>
        <text:span text:style-name="rststyle-punctuation">(</text:span>
        <text:span text:style-name="rststyle-keyword">
          <text:span text:style-name="rststyle-type">int</text:span>
        </text:span>
        <text:span text:style-name="rststyle-operator">*</text:span>
        <text:span text:style-name="rststyle-whitespace"> </text:span>
        <text:span text:style-name="rststyle-name">sonuc</text:span>
        <text:span text:style-name="rststyle-punctuation">,</text:span>
        <text:span text:style-name="rststyle-whitespace"> 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sayi1</text:span>
        <text:span text:style-name="rststyle-punctuation">,</text:span>
        <text:span text:style-name="rststyle-whitespace"> 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sayi2</text:span>
        <text:span text:style-name="rststyle-punctuation">){</text:span>
        <text:span text:style-name="rststyle-whitespace">
    </text:span>
        <text:span text:style-name="rststyle-operator">*</text:span>
        <text:span text:style-name="rststyle-name">sonuc</text:span>
        <text:span text:style-name="rststyle-whitespace"> </text:span>
        <text:span text:style-name="rststyle-operator">=</text:span>
        <text:span text:style-name="rststyle-whitespace"> </text:span>
        <text:span text:style-name="rststyle-name">sayi1</text:span>
        <text:span text:style-name="rststyle-whitespace"> </text:span>
        <text:span text:style-name="rststyle-operator">+</text:span>
        <text:span text:style-name="rststyle-whitespace"> </text:span>
        <text:span text:style-name="rststyle-name">sayi2</text:span>
        <text:span text:style-name="rststyle-punctuation">;</text:span>
        <text:span text:style-name="rststyle-whitespace">
</text:span>
        <text:span text:style-name="rststyle-punctuation">}</text:span>
        <text:span text:style-name="rststyle-whitespace">
</text:span>
        <text:span text:style-name="rststyle-keyword">
          <text:span text:style-name="rststyle-type">void</text:span>
        </text:span>
        <text:span text:style-name="rststyle-whitespace"> </text:span>
        <text:span text:style-name="rststyle-name">
          <text:span text:style-name="rststyle-function">main</text:span>
        </text:span>
        <text:span text:style-name="rststyle-punctuation">(){</text:span>
        <text:span text:style-name="rststyle-whitespace">
    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i</text:span>
        <text:span text:style-name="rststyle-punctuation">;</text:span>
        <text:span text:style-name="rststyle-whitespace">
    </text:span>
        <text:span text:style-name="rststyle-name">topla</text:span>
        <text:span text:style-name="rststyle-punctuation">(</text:span>
        <text:span text:style-name="rststyle-operator">&amp;</text:span>
        <text:span text:style-name="rststyle-name">i</text:span>
        <text:span text:style-name="rststyle-punctuation">,</text:span>
        <text:span text:style-name="rststyle-whitespace"> 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whitespace"> 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);</text:span>
        <text:span text:style-name="rststyle-whitespace">
    </text:span>
        <text:span text:style-name="rststyle-name">printf</text:span>
        <text:span text:style-name="rststyle-punctuation">(</text:span>
        <text:span text:style-name="rststyle-literal">
          <text:span text:style-name="rststyle-string">"%d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name">i</text:span>
        <text:span text:style-name="rststyle-punctuation">);</text:span>
        <text:span text:style-name="rststyle-whitespace">
</text:span>
        <text:span text:style-name="rststyle-punctuation">}</text:span>
        <text:p text:style-name="rststyle-textbody">Burada fonksiyona değişkenin adresi girilir. Fonksiyon bu adrese toplamı yazar. Daha sonra değişkenimizi kullanabilirsiniz.</text:p>
        <text:p text:style-name="rststyle-textbody">Fonksiyonun kendisini de pointer olarak kullanmak mümkündür. Bunun için aşağıdaki gibi bir yapı kullanılabilir.</text:p>
        <ns0:p ns0:style-name="rststyle-codeblock">int topla(int i, int j){<ns0:line-break/><ns0:s ns0:c="4"/>return i + j;<ns0:line-break/>}<ns0:line-break/><ns0:line-break/>void main(){<ns0:line-break/><ns0:s ns0:c="4"/>int (*topla_func)(int, int) = topla;<ns0:line-break/><ns0:s ns0:c="4"/>topla_func(3, 5);<ns0:line-break/>}</ns0:p>
        <text:span text:style-name="rststyle-keyword">
          <text:span text:style-name="rststyle-type">int</text:span>
        </text:span>
        <text:span text:style-name="rststyle-whitespace"> </text:span>
        <text:span text:style-name="rststyle-name">
          <text:span text:style-name="rststyle-function">topla</text:span>
        </text:span>
        <text:span text:style-name="rststyle-punctuation">(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i</text:span>
        <text:span text:style-name="rststyle-punctuation">,</text:span>
        <text:span text:style-name="rststyle-whitespace"> 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j</text:span>
        <text:span text:style-name="rststyle-punctuation">){</text:span>
        <text:span text:style-name="rststyle-whitespace">
    </text:span>
        <text:span text:style-name="rststyle-keyword">return</text:span>
        <text:span text:style-name="rststyle-whitespace"> </text:span>
        <text:span text:style-name="rststyle-name">i</text:span>
        <text:span text:style-name="rststyle-whitespace"> </text:span>
        <text:span text:style-name="rststyle-operator">+</text:span>
        <text:span text:style-name="rststyle-whitespace"> </text:span>
        <text:span text:style-name="rststyle-name">j</text:span>
        <text:span text:style-name="rststyle-punctuation">;</text:span>
        <text:span text:style-name="rststyle-whitespace">
</text:span>
        <text:span text:style-name="rststyle-punctuation">}</text:span>
        <text:span text:style-name="rststyle-whitespace">

</text:span>
        <text:span text:style-name="rststyle-keyword">
          <text:span text:style-name="rststyle-type">void</text:span>
        </text:span>
        <text:span text:style-name="rststyle-whitespace"> </text:span>
        <text:span text:style-name="rststyle-name">
          <text:span text:style-name="rststyle-function">main</text:span>
        </text:span>
        <text:span text:style-name="rststyle-punctuation">(){</text:span>
        <text:span text:style-name="rststyle-whitespace">
    </text:span>
        <text:span text:style-name="rststyle-keyword">
          <text:span text:style-name="rststyle-type">int</text:span>
        </text:span>
        <text:span text:style-name="rststyle-whitespace"> </text:span>
        <text:span text:style-name="rststyle-punctuation">(</text:span>
        <text:span text:style-name="rststyle-operator">*</text:span>
        <text:span text:style-name="rststyle-name">topla_func</text:span>
        <text:span text:style-name="rststyle-punctuation">)(</text:span>
        <text:span text:style-name="rststyle-keyword">
          <text:span text:style-name="rststyle-type">int</text:span>
        </text:span>
        <text:span text:style-name="rststyle-punctuation">,</text:span>
        <text:span text:style-name="rststyle-whitespace"> </text:span>
        <text:span text:style-name="rststyle-keyword">
          <text:span text:style-name="rststyle-type">int</text:span>
        </text:span>
        <text:span text:style-name="rststyle-punctuation">)</text:span>
        <text:span text:style-name="rststyle-whitespace"> </text:span>
        <text:span text:style-name="rststyle-operator">=</text:span>
        <text:span text:style-name="rststyle-whitespace"> </text:span>
        <text:span text:style-name="rststyle-name">topla</text:span>
        <text:span text:style-name="rststyle-punctuation">;</text:span>
        <text:span text:style-name="rststyle-whitespace">
    </text:span>
        <text:span text:style-name="rststyle-name">topla_func</text:span>
        <text:span text:style-name="rststyle-punctuation">(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whitespace"> 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);</text:span>
        <text:span text:style-name="rststyle-whitespace">
</text:span>
        <text:span text:style-name="rststyle-punctuation">}</text:span>
        <text:p text:style-name="rststyle-textbody">Ayrıca <text:span text:style-name="rststyle-strong">typedef</text:span> yapısı ile de fonksiyon pointerları oluşturulabilir.
Bu konunun detaylarına ilerleyen kısımlarda yer verilmiştir.</text:p>
        <ns0:p ns0:style-name="rststyle-codeblock">typedef int (*topla_func)(int, int);<ns0:line-break/>int topla(int i, int j){<ns0:line-break/><ns0:s ns0:c="4"/>return i + j;<ns0:line-break/>}<ns0:line-break/><ns0:line-break/>void main(){<ns0:line-break/><ns0:s ns0:c="4"/>topla_func topla_fn = topla;<ns0:line-break/><ns0:s ns0:c="4"/>topla_fn(3, 5);<ns0:line-break/>}</ns0:p>
        <text:span text:style-name="rststyle-keyword">typedef</text:span>
        <text:span text:style-name="rststyle-whitespace"> </text:span>
        <text:span text:style-name="rststyle-keyword">
          <text:span text:style-name="rststyle-type">int</text:span>
        </text:span>
        <text:span text:style-name="rststyle-whitespace"> </text:span>
        <text:span text:style-name="rststyle-punctuation">(</text:span>
        <text:span text:style-name="rststyle-operator">*</text:span>
        <text:span text:style-name="rststyle-name">topla_func</text:span>
        <text:span text:style-name="rststyle-punctuation">)(</text:span>
        <text:span text:style-name="rststyle-keyword">
          <text:span text:style-name="rststyle-type">int</text:span>
        </text:span>
        <text:span text:style-name="rststyle-punctuation">,</text:span>
        <text:span text:style-name="rststyle-whitespace"> </text:span>
        <text:span text:style-name="rststyle-keyword">
          <text:span text:style-name="rststyle-type">int</text:span>
        </text:span>
        <text:span text:style-name="rststyle-punctuation">);</text:span>
        <text:span text:style-name="rststyle-whitespace">
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
          <text:span text:style-name="rststyle-function">topla</text:span>
        </text:span>
        <text:span text:style-name="rststyle-punctuation">(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i</text:span>
        <text:span text:style-name="rststyle-punctuation">,</text:span>
        <text:span text:style-name="rststyle-whitespace"> 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j</text:span>
        <text:span text:style-name="rststyle-punctuation">){</text:span>
        <text:span text:style-name="rststyle-whitespace">
    </text:span>
        <text:span text:style-name="rststyle-keyword">return</text:span>
        <text:span text:style-name="rststyle-whitespace"> </text:span>
        <text:span text:style-name="rststyle-name">i</text:span>
        <text:span text:style-name="rststyle-whitespace"> </text:span>
        <text:span text:style-name="rststyle-operator">+</text:span>
        <text:span text:style-name="rststyle-whitespace"> </text:span>
        <text:span text:style-name="rststyle-name">j</text:span>
        <text:span text:style-name="rststyle-punctuation">;</text:span>
        <text:span text:style-name="rststyle-whitespace">
</text:span>
        <text:span text:style-name="rststyle-punctuation">}</text:span>
        <text:span text:style-name="rststyle-whitespace">

</text:span>
        <text:span text:style-name="rststyle-keyword">
          <text:span text:style-name="rststyle-type">void</text:span>
        </text:span>
        <text:span text:style-name="rststyle-whitespace"> </text:span>
        <text:span text:style-name="rststyle-name">
          <text:span text:style-name="rststyle-function">main</text:span>
        </text:span>
        <text:span text:style-name="rststyle-punctuation">(){</text:span>
        <text:span text:style-name="rststyle-whitespace">
    </text:span>
        <text:span text:style-name="rststyle-name">topla_func</text:span>
        <text:span text:style-name="rststyle-whitespace"> </text:span>
        <text:span text:style-name="rststyle-name">topla_fn</text:span>
        <text:span text:style-name="rststyle-whitespace"> </text:span>
        <text:span text:style-name="rststyle-operator">=</text:span>
        <text:span text:style-name="rststyle-whitespace"> </text:span>
        <text:span text:style-name="rststyle-name">topla</text:span>
        <text:span text:style-name="rststyle-punctuation">;</text:span>
        <text:span text:style-name="rststyle-whitespace">
    </text:span>
        <text:span text:style-name="rststyle-name">topla_fn</text:span>
        <text:span text:style-name="rststyle-punctuation">(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whitespace"> 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);</text:span>
        <text:span text:style-name="rststyle-whitespace">
</text:span>
        <text:span text:style-name="rststyle-punctuation">}</text:span>
      </text:section>
      <text:section text:name="Section15" text:style-name="Sect1">
        <text:h text:outline-level="1" text:style-name="rststyle-heading1">Dinamik bellek yönetimi</text:h>
        <text:p text:style-name="rststyle-textbody">Dinamik bellek yönetimi için <text:span text:style-name="rststyle-strong">malloc</text:span>, <text:span text:style-name="rststyle-strong">realloc</text:span>, <text:span text:style-name="rststyle-strong">calloc</text:span>, <text:span text:style-name="rststyle-strong">free</text:span> fonksiyonları kullanılır.
Bu fonksiyonlar <text:span text:style-name="rststyle-strong">stdlib.h</text:span> ile sağlanmaktadır.</text:p>
        <text:p text:style-name="rststyle-textbody"><text:span text:style-name="rststyle-strong">malloc</text:span> fonksiyonu belirtilen boyut kadar boş alanı <text:span text:style-name="rststyle-strong">void*</text:span> olarak tahsis eder.</text:p>
        <ns0:p ns0:style-name="rststyle-codeblock">// 10 elemanlı sayı dizisi oluşturmak için.<ns0:line-break/>int *sayilar = (int*) malloc(10 * sizeof(int));<ns0:line-break/>// şununla aynı anlama gelir.<ns0:line-break/>int sayilar[10];</ns0:p>
        <text:span text:style-name="rststyle-comment">
          <text:span text:style-name="rststyle-single">// 10 elemanlı sayı dizisi oluşturmak için.
</text:span>
        </text:span>
        <text:span text:style-name="rststyle-keyword">
          <text:span text:style-name="rststyle-type">int</text:span>
        </text:span>
        <text:span text:style-name="rststyle-whitespace"> </text:span>
        <text:span text:style-name="rststyle-operator">*</text:span>
        <text:span text:style-name="rststyle-name">sayilar</text:span>
        <text:span text:style-name="rststyle-whitespace"> </text:span>
        <text:span text:style-name="rststyle-operator">=</text:span>
        <text:span text:style-name="rststyle-whitespace"> </text:span>
        <text:span text:style-name="rststyle-punctuation">(</text:span>
        <text:span text:style-name="rststyle-keyword">
          <text:span text:style-name="rststyle-type">int</text:span>
        </text:span>
        <text:span text:style-name="rststyle-operator">*</text:span>
        <text:span text:style-name="rststyle-punctuation">)</text:span>
        <text:span text:style-name="rststyle-whitespace"> </text:span>
        <text:span text:style-name="rststyle-name">malloc</text:span>
        <text:span text:style-name="rststyle-punctuation">(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whitespace"> </text:span>
        <text:span text:style-name="rststyle-operator">*</text:span>
        <text:span text:style-name="rststyle-whitespace"> </text:span>
        <text:span text:style-name="rststyle-keyword">sizeof</text:span>
        <text:span text:style-name="rststyle-punctuation">(</text:span>
        <text:span text:style-name="rststyle-keyword">
          <text:span text:style-name="rststyle-type">int</text:span>
        </text:span>
        <text:span text:style-name="rststyle-punctuation">));</text:span>
        <text:span text:style-name="rststyle-whitespace">
</text:span>
        <text:span text:style-name="rststyle-comment">
          <text:span text:style-name="rststyle-single">// şununla aynı anlama gelir.
</text:span>
        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sayilar</text:span>
        <text:span text:style-name="rststyle-punctuation">[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punctuation">];</text:span>
        <text:p text:style-name="rststyle-textbody"><text:span text:style-name="rststyle-strong">calloc</text:span> fonksiyonu malloc ile benzerdir fakat istenen block boyutunu da belirterek kullanılır.</text:p>
        <ns0:p ns0:style-name="rststyle-codeblock">// 10 elemanlı sayı dizisi oluşturmak için<ns0:line-break/>int *sayilar = (int*) calloc(10, sizeof(int));<ns0:line-break/>// şununla aynı anlama gelir<ns0:line-break/>int *sayilar = (int*) malloc(10 * sizeof(int));</ns0:p>
        <text:span text:style-name="rststyle-comment">
          <text:span text:style-name="rststyle-single">// 10 elemanlı sayı dizisi oluşturmak için
</text:span>
        </text:span>
        <text:span text:style-name="rststyle-keyword">
          <text:span text:style-name="rststyle-type">int</text:span>
        </text:span>
        <text:span text:style-name="rststyle-whitespace"> </text:span>
        <text:span text:style-name="rststyle-operator">*</text:span>
        <text:span text:style-name="rststyle-name">sayilar</text:span>
        <text:span text:style-name="rststyle-whitespace"> </text:span>
        <text:span text:style-name="rststyle-operator">=</text:span>
        <text:span text:style-name="rststyle-whitespace"> </text:span>
        <text:span text:style-name="rststyle-punctuation">(</text:span>
        <text:span text:style-name="rststyle-keyword">
          <text:span text:style-name="rststyle-type">int</text:span>
        </text:span>
        <text:span text:style-name="rststyle-operator">*</text:span>
        <text:span text:style-name="rststyle-punctuation">)</text:span>
        <text:span text:style-name="rststyle-whitespace"> </text:span>
        <text:span text:style-name="rststyle-name">calloc</text:span>
        <text:span text:style-name="rststyle-punctuation">(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punctuation">,</text:span>
        <text:span text:style-name="rststyle-whitespace"> </text:span>
        <text:span text:style-name="rststyle-keyword">sizeof</text:span>
        <text:span text:style-name="rststyle-punctuation">(</text:span>
        <text:span text:style-name="rststyle-keyword">
          <text:span text:style-name="rststyle-type">int</text:span>
        </text:span>
        <text:span text:style-name="rststyle-punctuation">));</text:span>
        <text:span text:style-name="rststyle-whitespace">
</text:span>
        <text:span text:style-name="rststyle-comment">
          <text:span text:style-name="rststyle-single">// şununla aynı anlama gelir
</text:span>
        </text:span>
        <text:span text:style-name="rststyle-keyword">
          <text:span text:style-name="rststyle-type">int</text:span>
        </text:span>
        <text:span text:style-name="rststyle-whitespace"> </text:span>
        <text:span text:style-name="rststyle-operator">*</text:span>
        <text:span text:style-name="rststyle-name">sayilar</text:span>
        <text:span text:style-name="rststyle-whitespace"> </text:span>
        <text:span text:style-name="rststyle-operator">=</text:span>
        <text:span text:style-name="rststyle-whitespace"> </text:span>
        <text:span text:style-name="rststyle-punctuation">(</text:span>
        <text:span text:style-name="rststyle-keyword">
          <text:span text:style-name="rststyle-type">int</text:span>
        </text:span>
        <text:span text:style-name="rststyle-operator">*</text:span>
        <text:span text:style-name="rststyle-punctuation">)</text:span>
        <text:span text:style-name="rststyle-whitespace"> </text:span>
        <text:span text:style-name="rststyle-name">malloc</text:span>
        <text:span text:style-name="rststyle-punctuation">(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whitespace"> </text:span>
        <text:span text:style-name="rststyle-operator">*</text:span>
        <text:span text:style-name="rststyle-whitespace"> </text:span>
        <text:span text:style-name="rststyle-keyword">sizeof</text:span>
        <text:span text:style-name="rststyle-punctuation">(</text:span>
        <text:span text:style-name="rststyle-keyword">
          <text:span text:style-name="rststyle-type">int</text:span>
        </text:span>
        <text:span text:style-name="rststyle-punctuation">));</text:span>
        <text:p text:style-name="rststyle-textbody"><text:span text:style-name="rststyle-strong">realloc</text:span> bir değişkenin yeniden boyutlandırılmasını sağlar.</text:p>
        <ns0:p ns0:style-name="rststyle-codeblock">// 5 elemanlı dizi tanımlayalım.<ns0:line-break/>int sayilar[5];<ns0:line-break/>// boyutu 10 yapalım<ns0:line-break/>sayilar = (int*) realloc(sayilar, 10*sizeof(int));</ns0:p>
        <text:span text:style-name="rststyle-comment">
          <text:span text:style-name="rststyle-single">// 5 elemanlı dizi tanımlayalım.
</text:span>
        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sayilar</text:span>
        <text:span text:style-name="rststyle-punctuation">[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];</text:span>
        <text:span text:style-name="rststyle-whitespace">
</text:span>
        <text:span text:style-name="rststyle-comment">
          <text:span text:style-name="rststyle-single">// boyutu 10 yapalım
</text:span>
        </text:span>
        <text:span text:style-name="rststyle-name">sayilar</text:span>
        <text:span text:style-name="rststyle-whitespace"> </text:span>
        <text:span text:style-name="rststyle-operator">=</text:span>
        <text:span text:style-name="rststyle-whitespace"> </text:span>
        <text:span text:style-name="rststyle-punctuation">(</text:span>
        <text:span text:style-name="rststyle-keyword">
          <text:span text:style-name="rststyle-type">int</text:span>
        </text:span>
        <text:span text:style-name="rststyle-operator">*</text:span>
        <text:span text:style-name="rststyle-punctuation">)</text:span>
        <text:span text:style-name="rststyle-whitespace"> </text:span>
        <text:span text:style-name="rststyle-name">realloc</text:span>
        <text:span text:style-name="rststyle-punctuation">(</text:span>
        <text:span text:style-name="rststyle-name">sayilar</text:span>
        <text:span text:style-name="rststyle-punctuation">,</text:span>
        <text:span text:style-name="rststyle-whitespace"> 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operator">*</text:span>
        <text:span text:style-name="rststyle-keyword">sizeof</text:span>
        <text:span text:style-name="rststyle-punctuation">(</text:span>
        <text:span text:style-name="rststyle-keyword">
          <text:span text:style-name="rststyle-type">int</text:span>
        </text:span>
        <text:span text:style-name="rststyle-punctuation">));</text:span>
        <text:p text:style-name="rststyle-textbody"><text:span text:style-name="rststyle-strong">free</text:span> fonksiyonu değişkeni bellekten siler.</text:p>
        <ns0:p ns0:style-name="rststyle-codeblock">// malloc ile bir alan tanımlayalım.<ns0:line-break/>void* alan = malloc(100);<ns0:line-break/>// bu alanı silelim.<ns0:line-break/>free(alan);</ns0:p>
        <text:span text:style-name="rststyle-comment">
          <text:span text:style-name="rststyle-single">// malloc ile bir alan tanımlayalım.
</text:span>
        </text:span>
        <text:span text:style-name="rststyle-keyword">
          <text:span text:style-name="rststyle-type">void</text:span>
        </text:span>
        <text:span text:style-name="rststyle-operator">*</text:span>
        <text:span text:style-name="rststyle-whitespace"> </text:span>
        <text:span text:style-name="rststyle-name">alan</text:span>
        <text:span text:style-name="rststyle-whitespace"> </text:span>
        <text:span text:style-name="rststyle-operator">=</text:span>
        <text:span text:style-name="rststyle-whitespace"> </text:span>
        <text:span text:style-name="rststyle-name">malloc</text:span>
        <text:span text:style-name="rststyle-punctuation">(</text:span>
        <text:span text:style-name="rststyle-literal">
          <text:span text:style-name="rststyle-number">
            <text:span text:style-name="rststyle-integer">100</text:span>
          </text:span>
        </text:span>
        <text:span text:style-name="rststyle-punctuation">);</text:span>
        <text:span text:style-name="rststyle-whitespace">
</text:span>
        <text:span text:style-name="rststyle-comment">
          <text:span text:style-name="rststyle-single">// bu alanı silelim.
</text:span>
        </text:span>
        <text:span text:style-name="rststyle-name">free</text:span>
        <text:span text:style-name="rststyle-punctuation">(</text:span>
        <text:span text:style-name="rststyle-name">alan</text:span>
        <text:span text:style-name="rststyle-punctuation">);</text:span>
        <text:p text:style-name="rststyle-textbody">Konunun daha iyi anlaşılması için 2 stringi toplayan fonksiyon yazalım.</text:p>
        <ns0:p ns0:style-name="rststyle-codeblock">#include &lt;stdlib.h&gt;<ns0:line-break/>#include &lt;stdio.h&gt;<ns0:line-break/>#include &lt;string.h&gt;<ns0:line-break/>char* add(char *s1, char *s2){<ns0:line-break/><ns0:s ns0:c="4"/>int ss = strlen(s1); // ilk arguman uzunluğu<ns0:line-break/><ns0:s ns0:c="4"/>int sx = strlen(s2); // ikinci arguman uzunluğu<ns0:line-break/><ns0:s ns0:c="4"/>char* s3 = (char*)malloc(ss+sx*sizeof(char)); // uzunluklar toplamı kadar alan ayır.<ns0:line-break/><ns0:s ns0:c="4"/>for(int i=0;s1[i];i++) // ilkinin tüm elemanlarını kopyala<ns0:line-break/><ns0:s ns0:c="8"/>s3[i] = s1[i];<ns0:line-break/><ns0:s ns0:c="4"/>for(int i=0;s2[i];i++) // ikincinin tüm elemanlarını kopyala<ns0:line-break/><ns0:s ns0:c="8"/>s3[i+ss] = s2[i];<ns0:line-break/><ns0:s ns0:c="4"/>s3[ss+sx]='\0'; // stringler '\0' ile sonlanır<ns0:line-break/><ns0:s ns0:c="4"/>return s3;<ns0:line-break/>}<ns0:line-break/><ns0:line-break/>void main(){<ns0:line-break/><ns0:s ns0:c="4"/>char *new_str = add( "hello", "world");<ns0:line-break/><ns0:s ns0:c="4"/>printf("%s\n", new_str);<ns0:line-break/>}</ns0:p>
        <text:span text:style-name="rststyle-comment">
          <text:span text:style-name="rststyle-preproc">#include</text:span>
        </text:span>
        <text:span text:style-name="rststyle-whitespace"> </text:span>
        <text:span text:style-name="rststyle-comment">
          <text:span text:style-name="rststyle-preprocfile">&lt;stdlib.h&gt;</text:span>
        </text:span>
        <text:span text:style-name="rststyle-comment">
          <text:span text:style-name="rststyle-preproc">
#include</text:span>
        </text:span>
        <text:span text:style-name="rststyle-whitespace"> </text:span>
        <text:span text:style-name="rststyle-comment">
          <text:span text:style-name="rststyle-preprocfile">&lt;stdio.h&gt;</text:span>
        </text:span>
        <text:span text:style-name="rststyle-comment">
          <text:span text:style-name="rststyle-preproc">
#include</text:span>
        </text:span>
        <text:span text:style-name="rststyle-whitespace"> </text:span>
        <text:span text:style-name="rststyle-comment">
          <text:span text:style-name="rststyle-preprocfile">&lt;string.h&gt;</text:span>
        </text:span>
        <text:span text:style-name="rststyle-comment">
          <text:span text:style-name="rststyle-preproc">
</text:span>
        </text:span>
        <text:span text:style-name="rststyle-keyword">
          <text:span text:style-name="rststyle-type">char</text:span>
        </text:span>
        <text:span text:style-name="rststyle-operator">*</text:span>
        <text:span text:style-name="rststyle-whitespace"> </text:span>
        <text:span text:style-name="rststyle-name">
          <text:span text:style-name="rststyle-function">add</text:span>
        </text:span>
        <text:span text:style-name="rststyle-punctuation">(</text:span>
        <text:span text:style-name="rststyle-keyword">
          <text:span text:style-name="rststyle-type">char</text:span>
        </text:span>
        <text:span text:style-name="rststyle-whitespace"> </text:span>
        <text:span text:style-name="rststyle-operator">*</text:span>
        <text:span text:style-name="rststyle-name">s1</text:span>
        <text:span text:style-name="rststyle-punctuation">,</text:span>
        <text:span text:style-name="rststyle-whitespace"> </text:span>
        <text:span text:style-name="rststyle-keyword">
          <text:span text:style-name="rststyle-type">char</text:span>
        </text:span>
        <text:span text:style-name="rststyle-whitespace"> </text:span>
        <text:span text:style-name="rststyle-operator">*</text:span>
        <text:span text:style-name="rststyle-name">s2</text:span>
        <text:span text:style-name="rststyle-punctuation">){</text:span>
        <text:span text:style-name="rststyle-whitespace">
    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ss</text:span>
        <text:span text:style-name="rststyle-whitespace"> </text:span>
        <text:span text:style-name="rststyle-operator">=</text:span>
        <text:span text:style-name="rststyle-whitespace"> </text:span>
        <text:span text:style-name="rststyle-name">strlen</text:span>
        <text:span text:style-name="rststyle-punctuation">(</text:span>
        <text:span text:style-name="rststyle-name">s1</text:span>
        <text:span text:style-name="rststyle-punctuation">);</text:span>
        <text:span text:style-name="rststyle-whitespace"> </text:span>
        <text:span text:style-name="rststyle-comment">
          <text:span text:style-name="rststyle-single">// ilk arguman uzunluğu
</text:span>
        </text:span>
        <text:span text:style-name="rststyle-whitespace">    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sx</text:span>
        <text:span text:style-name="rststyle-whitespace"> </text:span>
        <text:span text:style-name="rststyle-operator">=</text:span>
        <text:span text:style-name="rststyle-whitespace"> </text:span>
        <text:span text:style-name="rststyle-name">strlen</text:span>
        <text:span text:style-name="rststyle-punctuation">(</text:span>
        <text:span text:style-name="rststyle-name">s2</text:span>
        <text:span text:style-name="rststyle-punctuation">);</text:span>
        <text:span text:style-name="rststyle-whitespace"> </text:span>
        <text:span text:style-name="rststyle-comment">
          <text:span text:style-name="rststyle-single">// ikinci arguman uzunluğu
</text:span>
        </text:span>
        <text:span text:style-name="rststyle-whitespace">    </text:span>
        <text:span text:style-name="rststyle-keyword">
          <text:span text:style-name="rststyle-type">char</text:span>
        </text:span>
        <text:span text:style-name="rststyle-operator">*</text:span>
        <text:span text:style-name="rststyle-whitespace"> </text:span>
        <text:span text:style-name="rststyle-name">s3</text:span>
        <text:span text:style-name="rststyle-whitespace"> </text:span>
        <text:span text:style-name="rststyle-operator">=</text:span>
        <text:span text:style-name="rststyle-whitespace"> </text:span>
        <text:span text:style-name="rststyle-punctuation">(</text:span>
        <text:span text:style-name="rststyle-keyword">
          <text:span text:style-name="rststyle-type">char</text:span>
        </text:span>
        <text:span text:style-name="rststyle-operator">*</text:span>
        <text:span text:style-name="rststyle-punctuation">)</text:span>
        <text:span text:style-name="rststyle-name">malloc</text:span>
        <text:span text:style-name="rststyle-punctuation">(</text:span>
        <text:span text:style-name="rststyle-name">ss</text:span>
        <text:span text:style-name="rststyle-operator">+</text:span>
        <text:span text:style-name="rststyle-name">sx</text:span>
        <text:span text:style-name="rststyle-operator">*</text:span>
        <text:span text:style-name="rststyle-keyword">sizeof</text:span>
        <text:span text:style-name="rststyle-punctuation">(</text:span>
        <text:span text:style-name="rststyle-keyword">
          <text:span text:style-name="rststyle-type">char</text:span>
        </text:span>
        <text:span text:style-name="rststyle-punctuation">));</text:span>
        <text:span text:style-name="rststyle-whitespace"> </text:span>
        <text:span text:style-name="rststyle-comment">
          <text:span text:style-name="rststyle-single">// uzunluklar toplamı kadar alan ayır.
</text:span>
        </text:span>
        <text:span text:style-name="rststyle-whitespace">    </text:span>
        <text:span text:style-name="rststyle-keyword">for</text:span>
        <text:span text:style-name="rststyle-punctuation">(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;</text:span>
        <text:span text:style-name="rststyle-name">s1</text:span>
        <text:span text:style-name="rststyle-punctuation">[</text:span>
        <text:span text:style-name="rststyle-name">i</text:span>
        <text:span text:style-name="rststyle-punctuation">];</text:span>
        <text:span text:style-name="rststyle-name">i</text:span>
        <text:span text:style-name="rststyle-operator">++</text:span>
        <text:span text:style-name="rststyle-punctuation">)</text:span>
        <text:span text:style-name="rststyle-whitespace"> </text:span>
        <text:span text:style-name="rststyle-comment">
          <text:span text:style-name="rststyle-single">// ilkinin tüm elemanlarını kopyala
</text:span>
        </text:span>
        <text:span text:style-name="rststyle-whitespace">        </text:span>
        <text:span text:style-name="rststyle-name">s3</text:span>
        <text:span text:style-name="rststyle-punctuation">[</text:span>
        <text:span text:style-name="rststyle-name">i</text:span>
        <text:span text:style-name="rststyle-punctuation">]</text:span>
        <text:span text:style-name="rststyle-whitespace"> </text:span>
        <text:span text:style-name="rststyle-operator">=</text:span>
        <text:span text:style-name="rststyle-whitespace"> </text:span>
        <text:span text:style-name="rststyle-name">s1</text:span>
        <text:span text:style-name="rststyle-punctuation">[</text:span>
        <text:span text:style-name="rststyle-name">i</text:span>
        <text:span text:style-name="rststyle-punctuation">];</text:span>
        <text:span text:style-name="rststyle-whitespace">
    </text:span>
        <text:span text:style-name="rststyle-keyword">for</text:span>
        <text:span text:style-name="rststyle-punctuation">(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;</text:span>
        <text:span text:style-name="rststyle-name">s2</text:span>
        <text:span text:style-name="rststyle-punctuation">[</text:span>
        <text:span text:style-name="rststyle-name">i</text:span>
        <text:span text:style-name="rststyle-punctuation">];</text:span>
        <text:span text:style-name="rststyle-name">i</text:span>
        <text:span text:style-name="rststyle-operator">++</text:span>
        <text:span text:style-name="rststyle-punctuation">)</text:span>
        <text:span text:style-name="rststyle-whitespace"> </text:span>
        <text:span text:style-name="rststyle-comment">
          <text:span text:style-name="rststyle-single">// ikincinin tüm elemanlarını kopyala
</text:span>
        </text:span>
        <text:span text:style-name="rststyle-whitespace">        </text:span>
        <text:span text:style-name="rststyle-name">s3</text:span>
        <text:span text:style-name="rststyle-punctuation">[</text:span>
        <text:span text:style-name="rststyle-name">i</text:span>
        <text:span text:style-name="rststyle-operator">+</text:span>
        <text:span text:style-name="rststyle-name">ss</text:span>
        <text:span text:style-name="rststyle-punctuation">]</text:span>
        <text:span text:style-name="rststyle-whitespace"> </text:span>
        <text:span text:style-name="rststyle-operator">=</text:span>
        <text:span text:style-name="rststyle-whitespace"> </text:span>
        <text:span text:style-name="rststyle-name">s2</text:span>
        <text:span text:style-name="rststyle-punctuation">[</text:span>
        <text:span text:style-name="rststyle-name">i</text:span>
        <text:span text:style-name="rststyle-punctuation">];</text:span>
        <text:span text:style-name="rststyle-whitespace">
    </text:span>
        <text:span text:style-name="rststyle-name">s3</text:span>
        <text:span text:style-name="rststyle-punctuation">[</text:span>
        <text:span text:style-name="rststyle-name">ss</text:span>
        <text:span text:style-name="rststyle-operator">+</text:span>
        <text:span text:style-name="rststyle-name">sx</text:span>
        <text:span text:style-name="rststyle-punctuation">]</text:span>
        <text:span text:style-name="rststyle-operator">=</text:span>
        <text:span text:style-name="rststyle-literal">
          <text:span text:style-name="rststyle-string">
            <text:span text:style-name="rststyle-char">'\0'</text:span>
          </text:span>
        </text:span>
        <text:span text:style-name="rststyle-punctuation">;</text:span>
        <text:span text:style-name="rststyle-whitespace"> </text:span>
        <text:span text:style-name="rststyle-comment">
          <text:span text:style-name="rststyle-single">// stringler '\0' ile sonlanır
</text:span>
        </text:span>
        <text:span text:style-name="rststyle-whitespace">    </text:span>
        <text:span text:style-name="rststyle-keyword">return</text:span>
        <text:span text:style-name="rststyle-whitespace"> </text:span>
        <text:span text:style-name="rststyle-name">s3</text:span>
        <text:span text:style-name="rststyle-punctuation">;</text:span>
        <text:span text:style-name="rststyle-whitespace">
</text:span>
        <text:span text:style-name="rststyle-punctuation">}</text:span>
        <text:span text:style-name="rststyle-whitespace">

</text:span>
        <text:span text:style-name="rststyle-keyword">
          <text:span text:style-name="rststyle-type">void</text:span>
        </text:span>
        <text:span text:style-name="rststyle-whitespace"> </text:span>
        <text:span text:style-name="rststyle-name">
          <text:span text:style-name="rststyle-function">main</text:span>
        </text:span>
        <text:span text:style-name="rststyle-punctuation">(){</text:span>
        <text:span text:style-name="rststyle-whitespace">
    </text:span>
        <text:span text:style-name="rststyle-keyword">
          <text:span text:style-name="rststyle-type">char</text:span>
        </text:span>
        <text:span text:style-name="rststyle-whitespace"> </text:span>
        <text:span text:style-name="rststyle-operator">*</text:span>
        <text:span text:style-name="rststyle-name">new_str</text:span>
        <text:span text:style-name="rststyle-whitespace"> </text:span>
        <text:span text:style-name="rststyle-operator">=</text:span>
        <text:span text:style-name="rststyle-whitespace"> </text:span>
        <text:span text:style-name="rststyle-name">add</text:span>
        <text:span text:style-name="rststyle-punctuation">(</text:span>
        <text:span text:style-name="rststyle-whitespace"> </text:span>
        <text:span text:style-name="rststyle-literal">
          <text:span text:style-name="rststyle-string">"hello"</text:span>
        </text:span>
        <text:span text:style-name="rststyle-punctuation">,</text:span>
        <text:span text:style-name="rststyle-whitespace"> </text:span>
        <text:span text:style-name="rststyle-literal">
          <text:span text:style-name="rststyle-string">"world"</text:span>
        </text:span>
        <text:span text:style-name="rststyle-punctuation">);</text:span>
        <text:span text:style-name="rststyle-whitespace">
    </text:span>
        <text:span text:style-name="rststyle-name">printf</text:span>
        <text:span text:style-name="rststyle-punctuation">(</text:span>
        <text:span text:style-name="rststyle-literal">
          <text:span text:style-name="rststyle-string">"%s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whitespace"> </text:span>
        <text:span text:style-name="rststyle-name">new_str</text:span>
        <text:span text:style-name="rststyle-punctuation">);</text:span>
        <text:span text:style-name="rststyle-whitespace">
</text:span>
        <text:span text:style-name="rststyle-punctuation">}</text:span>
      </text:section>
      <text:section text:name="Section16" text:style-name="Sect1">
        <text:h text:outline-level="1" text:style-name="rststyle-heading1">Struct</text:h>
        <text:p text:style-name="rststyle-textbody"><text:span text:style-name="rststyle-strong">Structure</text:span> yapıları bellekte belli bir değişken topluluğu oluşturup kullanabilmek için kullanılır.
Bu yapılar sayesinde kendi veri türlerinizi tanımlayabilirsiniz.</text:p>
        <ns0:p ns0:style-name="rststyle-codeblock">struct test {<ns0:line-break/><ns0:s ns0:c="4"/>int num;<ns0:line-break/><ns0:s ns0:c="4"/>char* name;<ns0:line-break/>};<ns0:line-break/><ns0:line-break/>void main(){<ns0:line-break/><ns0:s ns0:c="4"/>struct test t1;<ns0:line-break/><ns0:s ns0:c="4"/>t1.num = 12;<ns0:line-break/><ns0:s ns0:c="4"/>t1.name = "hello";<ns0:line-break/>}</ns0:p>
        <text:span text:style-name="rststyle-keyword">struct</text:span>
        <text:span text:style-name="rststyle-whitespace"> </text:span>
        <text:span text:style-name="rststyle-name">
          <text:span text:style-name="rststyle-class">test</text:span>
        </text:span>
        <text:span text:style-name="rststyle-whitespace"> </text:span>
        <text:span text:style-name="rststyle-punctuation">{</text:span>
        <text:span text:style-name="rststyle-whitespace">
    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num</text:span>
        <text:span text:style-name="rststyle-punctuation">;</text:span>
        <text:span text:style-name="rststyle-whitespace">
    </text:span>
        <text:span text:style-name="rststyle-keyword">
          <text:span text:style-name="rststyle-type">char</text:span>
        </text:span>
        <text:span text:style-name="rststyle-operator">*</text:span>
        <text:span text:style-name="rststyle-whitespace"> </text:span>
        <text:span text:style-name="rststyle-name">name</text:span>
        <text:span text:style-name="rststyle-punctuation">;</text:span>
        <text:span text:style-name="rststyle-whitespace">
</text:span>
        <text:span text:style-name="rststyle-punctuation">};</text:span>
        <text:span text:style-name="rststyle-whitespace">

</text:span>
        <text:span text:style-name="rststyle-keyword">
          <text:span text:style-name="rststyle-type">void</text:span>
        </text:span>
        <text:span text:style-name="rststyle-whitespace"> </text:span>
        <text:span text:style-name="rststyle-name">
          <text:span text:style-name="rststyle-function">main</text:span>
        </text:span>
        <text:span text:style-name="rststyle-punctuation">(){</text:span>
        <text:span text:style-name="rststyle-whitespace">
    </text:span>
        <text:span text:style-name="rststyle-keyword">struct</text:span>
        <text:span text:style-name="rststyle-whitespace"> </text:span>
        <text:span text:style-name="rststyle-name">
          <text:span text:style-name="rststyle-class">test</text:span>
        </text:span>
        <text:span text:style-name="rststyle-whitespace"> </text:span>
        <text:span text:style-name="rststyle-name">t1</text:span>
        <text:span text:style-name="rststyle-punctuation">;</text:span>
        <text:span text:style-name="rststyle-whitespace">
    </text:span>
        <text:span text:style-name="rststyle-name">t1</text:span>
        <text:span text:style-name="rststyle-punctuation">.</text:span>
        <text:span text:style-name="rststyle-name">num</text:span>
        <text:span text:style-name="rststyle-whitespace"> </text:span>
        <text:span text:style-name="rststyle-operator">=</text:span>
        <text:span text:style-name="rststyle-whitespace"> 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;</text:span>
        <text:span text:style-name="rststyle-whitespace">
    </text:span>
        <text:span text:style-name="rststyle-name">t1</text:span>
        <text:span text:style-name="rststyle-punctuation">.</text:span>
        <text:span text:style-name="rststyle-name">name</text:span>
        <text:span text:style-name="rststyle-whitespace"> </text:span>
        <text:span text:style-name="rststyle-operator">=</text:span>
        <text:span text:style-name="rststyle-whitespace"> </text:span>
        <text:span text:style-name="rststyle-literal">
          <text:span text:style-name="rststyle-string">"hello"</text:span>
        </text:span>
        <text:span text:style-name="rststyle-punctuation">;</text:span>
        <text:span text:style-name="rststyle-whitespace">
</text:span>
        <text:span text:style-name="rststyle-punctuation">}</text:span>
        <text:p text:style-name="rststyle-textbody">Veri türü adına alias tanımlamak için <text:span text:style-name="rststyle-strong">typedef</text:span> kullanılabilir.
Bu sayede değişken tanımlar gibi tanımlama yapmak mümkündür.</text:p>
        <ns0:p ns0:style-name="rststyle-codeblock">typedef struct Test {<ns0:line-break/><ns0:s ns0:c="4"/>int num;<ns0:line-break/><ns0:s ns0:c="4"/>char* name;<ns0:line-break/>} test;<ns0:line-break/><ns0:line-break/>void main(){<ns0:line-break/><ns0:s ns0:c="4"/>test t1;<ns0:line-break/><ns0:s ns0:c="4"/>t1.num = 12;<ns0:line-break/><ns0:s ns0:c="4"/>t1.name = "hello";<ns0:line-break/>}</ns0:p>
        <text:span text:style-name="rststyle-keyword">typedef</text:span>
        <text:span text:style-name="rststyle-whitespace"> </text:span>
        <text:span text:style-name="rststyle-keyword">struct</text:span>
        <text:span text:style-name="rststyle-whitespace"> </text:span>
        <text:span text:style-name="rststyle-name">
          <text:span text:style-name="rststyle-class">Test</text:span>
        </text:span>
        <text:span text:style-name="rststyle-whitespace"> </text:span>
        <text:span text:style-name="rststyle-punctuation">{</text:span>
        <text:span text:style-name="rststyle-whitespace">
    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num</text:span>
        <text:span text:style-name="rststyle-punctuation">;</text:span>
        <text:span text:style-name="rststyle-whitespace">
    </text:span>
        <text:span text:style-name="rststyle-keyword">
          <text:span text:style-name="rststyle-type">char</text:span>
        </text:span>
        <text:span text:style-name="rststyle-operator">*</text:span>
        <text:span text:style-name="rststyle-whitespace"> </text:span>
        <text:span text:style-name="rststyle-name">name</text:span>
        <text:span text:style-name="rststyle-punctuation">;</text:span>
        <text:span text:style-name="rststyle-whitespace">
</text:span>
        <text:span text:style-name="rststyle-punctuation">}</text:span>
        <text:span text:style-name="rststyle-whitespace"> </text:span>
        <text:span text:style-name="rststyle-name">test</text:span>
        <text:span text:style-name="rststyle-punctuation">;</text:span>
        <text:span text:style-name="rststyle-whitespace">

</text:span>
        <text:span text:style-name="rststyle-keyword">
          <text:span text:style-name="rststyle-type">void</text:span>
        </text:span>
        <text:span text:style-name="rststyle-whitespace"> </text:span>
        <text:span text:style-name="rststyle-name">
          <text:span text:style-name="rststyle-function">main</text:span>
        </text:span>
        <text:span text:style-name="rststyle-punctuation">(){</text:span>
        <text:span text:style-name="rststyle-whitespace">
    </text:span>
        <text:span text:style-name="rststyle-name">test</text:span>
        <text:span text:style-name="rststyle-whitespace"> </text:span>
        <text:span text:style-name="rststyle-name">t1</text:span>
        <text:span text:style-name="rststyle-punctuation">;</text:span>
        <text:span text:style-name="rststyle-whitespace">
    </text:span>
        <text:span text:style-name="rststyle-name">t1</text:span>
        <text:span text:style-name="rststyle-punctuation">.</text:span>
        <text:span text:style-name="rststyle-name">num</text:span>
        <text:span text:style-name="rststyle-whitespace"> </text:span>
        <text:span text:style-name="rststyle-operator">=</text:span>
        <text:span text:style-name="rststyle-whitespace"> 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;</text:span>
        <text:span text:style-name="rststyle-whitespace">
    </text:span>
        <text:span text:style-name="rststyle-name">t1</text:span>
        <text:span text:style-name="rststyle-punctuation">.</text:span>
        <text:span text:style-name="rststyle-name">name</text:span>
        <text:span text:style-name="rststyle-whitespace"> </text:span>
        <text:span text:style-name="rststyle-operator">=</text:span>
        <text:span text:style-name="rststyle-whitespace"> </text:span>
        <text:span text:style-name="rststyle-literal">
          <text:span text:style-name="rststyle-string">"hello"</text:span>
        </text:span>
        <text:span text:style-name="rststyle-punctuation">;</text:span>
        <text:span text:style-name="rststyle-whitespace">
</text:span>
        <text:span text:style-name="rststyle-punctuation">}</text:span>
        <text:p text:style-name="rststyle-textbody"><text:span text:style-name="rststyle-strong">typedef</text:span> kullanarak struct dışında değişken türü tanımlamak da mümkündür.</text:p>
        <ns0:p ns0:style-name="rststyle-codeblock">typedef char* my_string;<ns0:line-break/><ns0:line-break/>void main(){<ns0:line-break/><ns0:s ns0:c="4"/>my_string str = "Hello World";<ns0:line-break/>}</ns0:p>
        <text:span text:style-name="rststyle-keyword">typedef</text:span>
        <text:span text:style-name="rststyle-whitespace"> </text:span>
        <text:span text:style-name="rststyle-keyword">
          <text:span text:style-name="rststyle-type">char</text:span>
        </text:span>
        <text:span text:style-name="rststyle-operator">*</text:span>
        <text:span text:style-name="rststyle-whitespace"> </text:span>
        <text:span text:style-name="rststyle-name">my_string</text:span>
        <text:span text:style-name="rststyle-punctuation">;</text:span>
        <text:span text:style-name="rststyle-whitespace">

</text:span>
        <text:span text:style-name="rststyle-keyword">
          <text:span text:style-name="rststyle-type">void</text:span>
        </text:span>
        <text:span text:style-name="rststyle-whitespace"> </text:span>
        <text:span text:style-name="rststyle-name">
          <text:span text:style-name="rststyle-function">main</text:span>
        </text:span>
        <text:span text:style-name="rststyle-punctuation">(){</text:span>
        <text:span text:style-name="rststyle-whitespace">
    </text:span>
        <text:span text:style-name="rststyle-name">my_string</text:span>
        <text:span text:style-name="rststyle-whitespace"> </text:span>
        <text:span text:style-name="rststyle-name">str</text:span>
        <text:span text:style-name="rststyle-whitespace"> </text:span>
        <text:span text:style-name="rststyle-operator">=</text:span>
        <text:span text:style-name="rststyle-whitespace"> </text:span>
        <text:span text:style-name="rststyle-literal">
          <text:span text:style-name="rststyle-string">"Hello World"</text:span>
        </text:span>
        <text:span text:style-name="rststyle-punctuation">;</text:span>
        <text:span text:style-name="rststyle-whitespace">
</text:span>
        <text:span text:style-name="rststyle-punctuation">}</text:span>
        <text:p text:style-name="rststyle-textbody">C programlama dili nesne yönelimli bir dil değildir.
Bu yüzden sınıf kavramı bulunmaz.
Fakat <text:span text:style-name="rststyle-strong">struct</text:span> kullanarak benzer işler yapılabilir.
Bunun için fonksiyon pointeri tanımlayıp struct yapımıza ekleyelim. Bir init fonksiyonu kullanarak nesnemizi oluşturalım.</text:p>
        <ns0:p ns0:style-name="rststyle-codeblock">// nesne struct yapısı tanımladık<ns0:line-break/>typedef struct Test {<ns0:line-break/><ns0:s ns0:c="4"/>// nesne fonksiyonunu tanımladık.<ns0:line-break/><ns0:s ns0:c="4"/>void (*yazdir)(char*);<ns0:line-break/><ns0:s ns0:c="4"/>int num;<ns0:line-break/>} test;<ns0:line-break/><ns0:line-break/>// nesne fonksiyon işlevin tanımladık<ns0:line-break/>void test_yazdir(char* msg){<ns0:line-break/><ns0:s ns0:c="4"/>printf("%s\n",msg);<ns0:line-break/>}<ns0:line-break/><ns0:line-break/>// nesneyi oluşturan fonsiyonu tanımladık.<ns0:line-break/>test test_init(){<ns0:line-break/><ns0:s ns0:c="4"/>test t1;<ns0:line-break/><ns0:s ns0:c="4"/>t1.num = 12;<ns0:line-break/><ns0:s ns0:c="4"/>t1.yazdir = test_yazdir;<ns0:line-break/><ns0:s ns0:c="4"/>return t1;<ns0:line-break/>}<ns0:line-break/><ns0:line-break/>void main(){<ns0:line-break/><ns0:s ns0:c="4"/>test obj = test_init();<ns0:line-break/><ns0:s ns0:c="4"/>obj.yazdir("Hello World");<ns0:line-break/>}</ns0:p>
        <text:span text:style-name="rststyle-comment">
          <text:span text:style-name="rststyle-single">// nesne struct yapısı tanımladık
</text:span>
        </text:span>
        <text:span text:style-name="rststyle-keyword">typedef</text:span>
        <text:span text:style-name="rststyle-whitespace"> </text:span>
        <text:span text:style-name="rststyle-keyword">struct</text:span>
        <text:span text:style-name="rststyle-whitespace"> </text:span>
        <text:span text:style-name="rststyle-name">
          <text:span text:style-name="rststyle-class">Test</text:span>
        </text:span>
        <text:span text:style-name="rststyle-whitespace"> </text:span>
        <text:span text:style-name="rststyle-punctuation">{</text:span>
        <text:span text:style-name="rststyle-whitespace">
    </text:span>
        <text:span text:style-name="rststyle-comment">
          <text:span text:style-name="rststyle-single">// nesne fonksiyonunu tanımladık.
</text:span>
        </text:span>
        <text:span text:style-name="rststyle-whitespace">    </text:span>
        <text:span text:style-name="rststyle-keyword">
          <text:span text:style-name="rststyle-type">void</text:span>
        </text:span>
        <text:span text:style-name="rststyle-whitespace"> </text:span>
        <text:span text:style-name="rststyle-punctuation">(</text:span>
        <text:span text:style-name="rststyle-operator">*</text:span>
        <text:span text:style-name="rststyle-name">yazdir</text:span>
        <text:span text:style-name="rststyle-punctuation">)(</text:span>
        <text:span text:style-name="rststyle-keyword">
          <text:span text:style-name="rststyle-type">char</text:span>
        </text:span>
        <text:span text:style-name="rststyle-operator">*</text:span>
        <text:span text:style-name="rststyle-punctuation">);</text:span>
        <text:span text:style-name="rststyle-whitespace">
    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num</text:span>
        <text:span text:style-name="rststyle-punctuation">;</text:span>
        <text:span text:style-name="rststyle-whitespace">
</text:span>
        <text:span text:style-name="rststyle-punctuation">}</text:span>
        <text:span text:style-name="rststyle-whitespace"> </text:span>
        <text:span text:style-name="rststyle-name">test</text:span>
        <text:span text:style-name="rststyle-punctuation">;</text:span>
        <text:span text:style-name="rststyle-whitespace">

</text:span>
        <text:span text:style-name="rststyle-comment">
          <text:span text:style-name="rststyle-single">// nesne fonksiyon işlevin tanımladık
</text:span>
        </text:span>
        <text:span text:style-name="rststyle-keyword">
          <text:span text:style-name="rststyle-type">void</text:span>
        </text:span>
        <text:span text:style-name="rststyle-whitespace"> </text:span>
        <text:span text:style-name="rststyle-name">
          <text:span text:style-name="rststyle-function">test_yazdir</text:span>
        </text:span>
        <text:span text:style-name="rststyle-punctuation">(</text:span>
        <text:span text:style-name="rststyle-keyword">
          <text:span text:style-name="rststyle-type">char</text:span>
        </text:span>
        <text:span text:style-name="rststyle-operator">*</text:span>
        <text:span text:style-name="rststyle-whitespace"> </text:span>
        <text:span text:style-name="rststyle-name">msg</text:span>
        <text:span text:style-name="rststyle-punctuation">){</text:span>
        <text:span text:style-name="rststyle-whitespace">
    </text:span>
        <text:span text:style-name="rststyle-name">printf</text:span>
        <text:span text:style-name="rststyle-punctuation">(</text:span>
        <text:span text:style-name="rststyle-literal">
          <text:span text:style-name="rststyle-string">"%s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name">msg</text:span>
        <text:span text:style-name="rststyle-punctuation">);</text:span>
        <text:span text:style-name="rststyle-whitespace">
</text:span>
        <text:span text:style-name="rststyle-punctuation">}</text:span>
        <text:span text:style-name="rststyle-whitespace">

</text:span>
        <text:span text:style-name="rststyle-comment">
          <text:span text:style-name="rststyle-single">// nesneyi oluşturan fonsiyonu tanımladık.
</text:span>
        </text:span>
        <text:span text:style-name="rststyle-name">test</text:span>
        <text:span text:style-name="rststyle-whitespace"> </text:span>
        <text:span text:style-name="rststyle-name">
          <text:span text:style-name="rststyle-function">test_init</text:span>
        </text:span>
        <text:span text:style-name="rststyle-punctuation">(){</text:span>
        <text:span text:style-name="rststyle-whitespace">
    </text:span>
        <text:span text:style-name="rststyle-name">test</text:span>
        <text:span text:style-name="rststyle-whitespace"> </text:span>
        <text:span text:style-name="rststyle-name">t1</text:span>
        <text:span text:style-name="rststyle-punctuation">;</text:span>
        <text:span text:style-name="rststyle-whitespace">
    </text:span>
        <text:span text:style-name="rststyle-name">t1</text:span>
        <text:span text:style-name="rststyle-punctuation">.</text:span>
        <text:span text:style-name="rststyle-name">num</text:span>
        <text:span text:style-name="rststyle-whitespace"> </text:span>
        <text:span text:style-name="rststyle-operator">=</text:span>
        <text:span text:style-name="rststyle-whitespace"> 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;</text:span>
        <text:span text:style-name="rststyle-whitespace">
    </text:span>
        <text:span text:style-name="rststyle-name">t1</text:span>
        <text:span text:style-name="rststyle-punctuation">.</text:span>
        <text:span text:style-name="rststyle-name">yazdir</text:span>
        <text:span text:style-name="rststyle-whitespace"> </text:span>
        <text:span text:style-name="rststyle-operator">=</text:span>
        <text:span text:style-name="rststyle-whitespace"> </text:span>
        <text:span text:style-name="rststyle-name">test_yazdir</text:span>
        <text:span text:style-name="rststyle-punctuation">;</text:span>
        <text:span text:style-name="rststyle-whitespace">
    </text:span>
        <text:span text:style-name="rststyle-keyword">return</text:span>
        <text:span text:style-name="rststyle-whitespace"> </text:span>
        <text:span text:style-name="rststyle-name">t1</text:span>
        <text:span text:style-name="rststyle-punctuation">;</text:span>
        <text:span text:style-name="rststyle-whitespace">
</text:span>
        <text:span text:style-name="rststyle-punctuation">}</text:span>
        <text:span text:style-name="rststyle-whitespace">

</text:span>
        <text:span text:style-name="rststyle-keyword">
          <text:span text:style-name="rststyle-type">void</text:span>
        </text:span>
        <text:span text:style-name="rststyle-whitespace"> </text:span>
        <text:span text:style-name="rststyle-name">
          <text:span text:style-name="rststyle-function">main</text:span>
        </text:span>
        <text:span text:style-name="rststyle-punctuation">(){</text:span>
        <text:span text:style-name="rststyle-whitespace">
    </text:span>
        <text:span text:style-name="rststyle-name">test</text:span>
        <text:span text:style-name="rststyle-whitespace"> </text:span>
        <text:span text:style-name="rststyle-name">obj</text:span>
        <text:span text:style-name="rststyle-whitespace"> </text:span>
        <text:span text:style-name="rststyle-operator">=</text:span>
        <text:span text:style-name="rststyle-whitespace"> </text:span>
        <text:span text:style-name="rststyle-name">test_init</text:span>
        <text:span text:style-name="rststyle-punctuation">();</text:span>
        <text:span text:style-name="rststyle-whitespace">
    </text:span>
        <text:span text:style-name="rststyle-name">obj</text:span>
        <text:span text:style-name="rststyle-punctuation">.</text:span>
        <text:span text:style-name="rststyle-name">yazdir</text:span>
        <text:span text:style-name="rststyle-punctuation">(</text:span>
        <text:span text:style-name="rststyle-literal">
          <text:span text:style-name="rststyle-string">"Hello World"</text:span>
        </text:span>
        <text:span text:style-name="rststyle-punctuation">);</text:span>
        <text:span text:style-name="rststyle-whitespace">
</text:span>
        <text:span text:style-name="rststyle-punctuation">}</text:span>
      </text:section>
      <text:section text:name="Section17" text:style-name="Sect1">
        <text:h text:outline-level="1" text:style-name="rststyle-heading1">Kütüphane dosyası oluşturma</text:h>
        <text:p text:style-name="rststyle-textbody">Kütüphaneler ana kaynak kodun kullandığı yardımcı kodları barındırır.
Bu sayede her uygulama için tek tek aynı şeyleri yazmak yerine tek bir kütüphaneden yararlanılabilir.</text:p>
        <text:p text:style-name="rststyle-textbody">GNU/Linux ortamında kütüphaneler <text:span text:style-name="rststyle-strong">.so</text:span> uzantılıdır ve <text:span text:style-name="rststyle-strong">/lib</text:span> ve <text:span text:style-name="rststyle-strong">/usr/lib</text:span> dizinlerinde bulunur.</text:p>
        <text:p text:style-name="rststyle-textbody"><text:span text:style-name="rststyle-strong">Not:</text:span> Ek kütüphane dizinlerini <text:span text:style-name="rststyle-strong">/etc/ld.so.conf</text:span> ve <text:span text:style-name="rststyle-strong">/etc/lo.so.conf.d/*</text:span> dosyalarında belirlenir.
Bunula birlikte <text:span text:style-name="rststyle-strong">LD_LIBRARY_PATH</text:span> çevresel değişkeni ile kütüphane dizini tanımı yapılabilir.</text:p>
        <text:p text:style-name="rststyle-textbody">Bir dosyanın bağımlı olduğu kütüphaneleri <text:span text:style-name="rststyle-strong">ldd</text:span> komutu ile görüntüleyebiliriz.</text:p>
        <ns0:p ns0:style-name="rststyle-codeblock">$ ldd /bin/bash<ns0:line-break/><ns0:s ns0:c="4"/>/lib/ld-musl-x86_64.so.1 (0x7fd299f6d000)<ns0:line-break/><ns0:s ns0:c="4"/>libreadline.so.8 =&gt; /usr/lib/libreadline.so.8 (0x7fd299e5e000)<ns0:line-break/><ns0:s ns0:c="4"/>libc.musl-x86_64.so.1 =&gt; /lib/ld-musl-x86_64.so.1 (0x7fd299f6d000)<ns0:line-break/><ns0:s ns0:c="4"/>libncursesw.so.6 =&gt; /usr/lib/libncursesw.so.6 (0x7fd299e0a000)</ns0:p>
        <text:span text:style-name="rststyle-whitespace"> </text:span>
        <text:span text:style-name="rststyle-whitespace"> </text:span>
        <text:span text:style-name="rststyle-whitespace">
    </text:span>
        <text:span text:style-name="rststyle-whitespace"> </text:span>
        <text:span text:style-name="rststyle-operator">(</text:span>
        <text:span text:style-name="rststyle-operator">)</text:span>
        <text:span text:style-name="rststyle-whitespace">
    </text:span>
        <text:span text:style-name="rststyle-whitespace"> </text:span>
        <text:span text:style-name="rststyle-operator">=</text:span>
        <text:span text:style-name="rststyle-whitespace"> </text:span>
        <text:span text:style-name="rststyle-whitespace"> </text:span>
        <text:span text:style-name="rststyle-operator">(</text:span>
        <text:span text:style-name="rststyle-operator">)</text:span>
        <text:span text:style-name="rststyle-whitespace">
    </text:span>
        <text:span text:style-name="rststyle-whitespace"> </text:span>
        <text:span text:style-name="rststyle-operator">=</text:span>
        <text:span text:style-name="rststyle-whitespace"> </text:span>
        <text:span text:style-name="rststyle-whitespace"> </text:span>
        <text:span text:style-name="rststyle-operator">(</text:span>
        <text:span text:style-name="rststyle-operator">)</text:span>
        <text:span text:style-name="rststyle-whitespace">
    </text:span>
        <text:span text:style-name="rststyle-whitespace"> </text:span>
        <text:span text:style-name="rststyle-operator">=</text:span>
        <text:span text:style-name="rststyle-whitespace"> </text:span>
        <text:span text:style-name="rststyle-whitespace"> </text:span>
        <text:span text:style-name="rststyle-operator">(</text:span>
        <text:span text:style-name="rststyle-operator">)</text:span>
        <text:p text:style-name="rststyle-textbody">Kendi kütüphanemizi olşturmak için kaynak kodumuzu <text:span text:style-name="rststyle-strong">-shared</text:span> parametresi ile derlememiz gerekmektedir.
Bunu için örneğin aşağıdaki gibi bir kaynak kodumuz olsun.</text:p>
        <ns0:p ns0:style-name="rststyle-codeblock">int topla (int a, int b) {<ns0:line-break/><ns0:s ns0:c="4"/>return a+b;<ns0:line-break/>}</ns0:p>
        <text:span text:style-name="rststyle-keyword">
          <text:span text:style-name="rststyle-type">int</text:span>
        </text:span>
        <text:span text:style-name="rststyle-whitespace"> </text:span>
        <text:span text:style-name="rststyle-name">
          <text:span text:style-name="rststyle-function">topla</text:span>
        </text:span>
        <text:span text:style-name="rststyle-whitespace"> </text:span>
        <text:span text:style-name="rststyle-punctuation">(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a</text:span>
        <text:span text:style-name="rststyle-punctuation">,</text:span>
        <text:span text:style-name="rststyle-whitespace"> 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b</text:span>
        <text:span text:style-name="rststyle-punctuation">)</text:span>
        <text:span text:style-name="rststyle-whitespace"> </text:span>
        <text:span text:style-name="rststyle-punctuation">{</text:span>
        <text:span text:style-name="rststyle-whitespace">
    </text:span>
        <text:span text:style-name="rststyle-keyword">return</text:span>
        <text:span text:style-name="rststyle-whitespace"> </text:span>
        <text:span text:style-name="rststyle-name">a</text:span>
        <text:span text:style-name="rststyle-operator">+</text:span>
        <text:span text:style-name="rststyle-name">b</text:span>
        <text:span text:style-name="rststyle-punctuation">;</text:span>
        <text:span text:style-name="rststyle-whitespace">
</text:span>
        <text:span text:style-name="rststyle-punctuation">}</text:span>
        <text:p text:style-name="rststyle-textbody">Bu kodu derleyelim.</text:p>
        <ns0:p ns0:style-name="rststyle-codeblock">$ gcc -c test.c<ns0:line-break/>$ gcc -o libtest.so test.o -shared</ns0:p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p text:style-name="rststyle-textbody">Şimdi de bu kütüphaneyi kullanabilmek için <text:span text:style-name="rststyle-strong">test.h</text:span> dosyamızı oluşturalım.</text:p>
        <ns0:p ns0:style-name="rststyle-codeblock">int topla (int a, int b);</ns0:p>
        <text:span text:style-name="rststyle-keyword">
          <text:span text:style-name="rststyle-type">int</text:span>
        </text:span>
        <text:span text:style-name="rststyle-whitespace"> </text:span>
        <text:span text:style-name="rststyle-name">
          <text:span text:style-name="rststyle-function">topla</text:span>
        </text:span>
        <text:span text:style-name="rststyle-whitespace"> </text:span>
        <text:span text:style-name="rststyle-punctuation">(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a</text:span>
        <text:span text:style-name="rststyle-punctuation">,</text:span>
        <text:span text:style-name="rststyle-whitespace"> 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b</text:span>
        <text:span text:style-name="rststyle-punctuation">);</text:span>
        <text:p text:style-name="rststyle-textbody">Son olarak kütüphaneyi kullanan kodumuzu yazalım.</text:p>
        <ns0:p ns0:style-name="rststyle-codeblock">#include &lt;test.h&gt;<ns0:line-break/>void main(){<ns0:line-break/><ns0:s ns0:c="4"/>int sayi = topla(3, 5);<ns0:line-break/>}</ns0:p>
        <text:span text:style-name="rststyle-comment">
          <text:span text:style-name="rststyle-preproc">#include</text:span>
        </text:span>
        <text:span text:style-name="rststyle-whitespace"> </text:span>
        <text:span text:style-name="rststyle-comment">
          <text:span text:style-name="rststyle-preprocfile">&lt;test.h&gt;</text:span>
        </text:span>
        <text:span text:style-name="rststyle-comment">
          <text:span text:style-name="rststyle-preproc">
</text:span>
        </text:span>
        <text:span text:style-name="rststyle-keyword">
          <text:span text:style-name="rststyle-type">void</text:span>
        </text:span>
        <text:span text:style-name="rststyle-whitespace"> </text:span>
        <text:span text:style-name="rststyle-name">
          <text:span text:style-name="rststyle-function">main</text:span>
        </text:span>
        <text:span text:style-name="rststyle-punctuation">(){</text:span>
        <text:span text:style-name="rststyle-whitespace">
    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sayi</text:span>
        <text:span text:style-name="rststyle-whitespace"> </text:span>
        <text:span text:style-name="rststyle-operator">=</text:span>
        <text:span text:style-name="rststyle-whitespace"> </text:span>
        <text:span text:style-name="rststyle-name">topla</text:span>
        <text:span text:style-name="rststyle-punctuation">(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whitespace"> 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);</text:span>
        <text:span text:style-name="rststyle-whitespace">
</text:span>
        <text:span text:style-name="rststyle-punctuation">}</text:span>
        <text:p text:style-name="rststyle-textbody">Dikkat ettiyseniz <text:span text:style-name="rststyle-strong">include</text:span> kullanırken <text:span text:style-name="rststyle-strong">""</text:span> işareti yerine <text:span text:style-name="rststyle-strong">&lt;&gt;</text:span> kullandık. Bunun sebebi kütüphanelerin kaynak koddan bağımsız olacak şekilde tasarlanmasıdır.
Header dosyamızın <text:span text:style-name="rststyle-strong">/usr/include</text:span> içinde ve kutuphanemizin de <text:span text:style-name="rststyle-strong">/usr/lib</text:span> içinde olduğunu varsayarak kodladık.</text:p>
        <text:p text:style-name="rststyle-textbody">Kütüphanemizin <text:span text:style-name="rststyle-strong">kutuphane</text:span> adındaki bir dizinde bulunduğunu düşünelim ve aşağıdaki gibi derlemeyi tamamlayalım.</text:p>
        <ns0:p ns0:style-name="rststyle-codeblock">$ gcc -c main.c -I ./kutuphane<ns0:line-break/>$ gcc -o main main.o -L ./kutuphane -ltest</ns0:p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p text:style-name="rststyle-textbody">Kodu kütüphaneyi sisteme yüklemeden derleyebilmemiz için derleyicimize <text:span text:style-name="rststyle-strong">-I</text:span> parametresi eklenir. Bu parametre header aradığı dizinlere belirtilen dizini de ekler.
Benzer şekilde derlemenin <text:span text:style-name="rststyle-strong">linkleme</text:span> aşamasında <text:span text:style-name="rststyle-strong">-l</text:span> parametresi ile hangi kütüphanelere ihtiyaç duyulduğu belirtilir.
<text:span text:style-name="rststyle-strong">-L</text:span> parametresi ile kütüphanenin aranacağı dizinler listesine belirtilen dizin eklenir.</text:p>
        <text:p text:style-name="rststyle-textbody">Gördüğünüz gibi bu parametreler sisteme göre değişiklik gösterebilmektedir. Bu karmaşanın önüne geçebilmek için <text:span text:style-name="rststyle-strong">pkg-config</text:span> kullanılır.
Bu dosyada belirtilen değerler kütüphane ile beraber gelmekte olup derlemeye nelerin ekleneceğini belirtir.</text:p>
        <text:p text:style-name="rststyle-textbody">Örnek olarak aşağıdaki gibi kullanabiliriz.</text:p>
        <ns0:p ns0:style-name="rststyle-codeblock"># derleme parametreleri<ns0:line-break/>$ pkg-config --cflags readline<ns0:line-break/><ns0:s ns0:c="2"/>-DNCURSES_WIDECHAR<ns0:line-break/># linkleme parametreleri<ns0:line-break/>$ pkg-config --libs readline<ns0:line-break/><ns0:s ns0:c="2"/>-lreadline</ns0:p>
        <text:span text:style-name="rststyle-comment">
          <text:span text:style-name="rststyle-single"># derleme parametreleri
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  </text:span>
        <text:span text:style-name="rststyle-whitespace">
</text:span>
        <text:span text:style-name="rststyle-comment">
          <text:span text:style-name="rststyle-single"># linkleme parametreleri
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  </text:span>
        <text:p text:style-name="rststyle-textbody">Kaynak kodu derlerken aşağıdaki gibi kullanılabilir.</text:p>
        <ns0:p ns0:style-name="rststyle-codeblock">$ gcc -c main.c `pkg-config --cflags readline`<ns0:line-break/>$ gcc -o main main.o `pkg-config --libs readline`</ns0:p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whitespace"> </text:span>
        <text:span text:style-name="rststyle-whitespace"> 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whitespace"> </text:span>
        <text:span text:style-name="rststyle-whitespace"> </text:span>
        <text:span text:style-name="rststyle-literal">
          <text:span text:style-name="rststyle-string">
            <text:span text:style-name="rststyle-backtick">`</text:span>
          </text:span>
        </text:span>
        <text:p text:style-name="rststyle-textbody"><text:span text:style-name="rststyle-strong">pkg-config</text:span> dosyaları <text:span text:style-name="rststyle-strong">.pc</text:span> uzantılıdır ve <text:span text:style-name="rststyle-strong">/usr/lib/pkgconfig</text:span> içinde bulunur.
<text:span text:style-name="rststyle-strong">pkg-config</text:span> dosyaları aşağıdaki formata benzer şekilde yazılır.</text:p>
        <ns0:p ns0:style-name="rststyle-codeblock">prefix=/usr<ns0:line-break/>includedir=${prefix}/include<ns0:line-break/><ns0:line-break/>Name: Test<ns0:line-break/>Description: Test library<ns0:line-break/>Version: 1.0<ns0:line-break/>Requires: readline<ns0:line-break/>Cflags: -I{includedir}/test<ns0:line-break/>Libs: -ltest -L{libdir}/test</ns0:p>
        <text:span text:style-name="rststyle-name">prefix</text:span>
        <text:span text:style-name="rststyle-operator">=/</text:span>
        <text:span text:style-name="rststyle-name">usr</text:span>
        <text:span text:style-name="rststyle-whitespace">
</text:span>
        <text:span text:style-name="rststyle-name">includedir</text:span>
        <text:span text:style-name="rststyle-operator">=</text:span>
        <text:span text:style-name="rststyle-name">$</text:span>
        <text:span text:style-name="rststyle-punctuation">{</text:span>
        <text:span text:style-name="rststyle-name">prefix</text:span>
        <text:span text:style-name="rststyle-punctuation">}</text:span>
        <text:span text:style-name="rststyle-operator">/</text:span>
        <text:span text:style-name="rststyle-name">include</text:span>
        <text:span text:style-name="rststyle-whitespace">

</text:span>
        <text:span text:style-name="rststyle-name">
          <text:span text:style-name="rststyle-label">Name</text:span>
        </text:span>
        <text:span text:style-name="rststyle-punctuation">:</text:span>
        <text:span text:style-name="rststyle-whitespace"> </text:span>
        <text:span text:style-name="rststyle-name">Test</text:span>
        <text:span text:style-name="rststyle-whitespace">
</text:span>
        <text:span text:style-name="rststyle-name">
          <text:span text:style-name="rststyle-label">Description</text:span>
        </text:span>
        <text:span text:style-name="rststyle-punctuation">:</text:span>
        <text:span text:style-name="rststyle-whitespace"> </text:span>
        <text:span text:style-name="rststyle-name">Test</text:span>
        <text:span text:style-name="rststyle-whitespace"> </text:span>
        <text:span text:style-name="rststyle-name">library</text:span>
        <text:span text:style-name="rststyle-whitespace">
</text:span>
        <text:span text:style-name="rststyle-name">
          <text:span text:style-name="rststyle-label">Version</text:span>
        </text:span>
        <text:span text:style-name="rststyle-punctuation">:</text:span>
        <text:span text:style-name="rststyle-whitespace"> </text:span>
        <text:span text:style-name="rststyle-literal">
          <text:span text:style-name="rststyle-number">
            <text:span text:style-name="rststyle-float">1.0</text:span>
          </text:span>
        </text:span>
        <text:span text:style-name="rststyle-whitespace">
</text:span>
        <text:span text:style-name="rststyle-name">
          <text:span text:style-name="rststyle-label">Requires</text:span>
        </text:span>
        <text:span text:style-name="rststyle-punctuation">:</text:span>
        <text:span text:style-name="rststyle-whitespace"> </text:span>
        <text:span text:style-name="rststyle-name">readline</text:span>
        <text:span text:style-name="rststyle-whitespace">
</text:span>
        <text:span text:style-name="rststyle-name">
          <text:span text:style-name="rststyle-label">Cflags</text:span>
        </text:span>
        <text:span text:style-name="rststyle-punctuation">:</text:span>
        <text:span text:style-name="rststyle-whitespace"> </text:span>
        <text:span text:style-name="rststyle-operator">-</text:span>
        <text:span text:style-name="rststyle-name">I</text:span>
        <text:span text:style-name="rststyle-punctuation">{</text:span>
        <text:span text:style-name="rststyle-name">includedir</text:span>
        <text:span text:style-name="rststyle-punctuation">}</text:span>
        <text:span text:style-name="rststyle-operator">/</text:span>
        <text:span text:style-name="rststyle-name">test</text:span>
        <text:span text:style-name="rststyle-whitespace">
</text:span>
        <text:span text:style-name="rststyle-name">
          <text:span text:style-name="rststyle-label">Libs</text:span>
        </text:span>
        <text:span text:style-name="rststyle-punctuation">:</text:span>
        <text:span text:style-name="rststyle-whitespace"> </text:span>
        <text:span text:style-name="rststyle-operator">-</text:span>
        <text:span text:style-name="rststyle-name">ltest</text:span>
        <text:span text:style-name="rststyle-whitespace"> </text:span>
        <text:span text:style-name="rststyle-operator">-</text:span>
        <text:span text:style-name="rststyle-name">L</text:span>
        <text:span text:style-name="rststyle-punctuation">{</text:span>
        <text:span text:style-name="rststyle-name">libdir</text:span>
        <text:span text:style-name="rststyle-punctuation">}</text:span>
        <text:span text:style-name="rststyle-operator">/</text:span>
        <text:span text:style-name="rststyle-name">test</text:span>
        <text:p text:style-name="rststyle-textbody">Yukarıdaki örnekte <text:span text:style-name="rststyle-strong">/usr/include/test/</text:span> içerisindeki header dosyamızı ve <text:span text:style-name="rststyle-strong">/usr/lib/test/</text:span> içindeki kütüphane dosyamızı sorunsuzca kullanarak derleme yapabilik.</text:p>
      </text:section>
      <text:section text:name="Section18" text:style-name="Sect1">
        <text:h text:outline-level="1" text:style-name="rststyle-heading1">C++ kodunu C ile kullanma</text:h>
        <text:p text:style-name="rststyle-textbody">Aşağıdaki gibi bir C++ kodumuz olsun.</text:p>
        <ns0:p ns0:style-name="rststyle-codeblock">class test {<ns0:line-break/>private:<ns0:line-break/><ns0:s ns0:c="4"/>double value;<ns0:line-break/><ns0:line-break/>public:<ns0:line-break/><ns0:s ns0:c="4"/>test(double l) {<ns0:line-break/><ns0:s ns0:c="8"/>value = l;<ns0:line-break/><ns0:s ns0:c="4"/>}<ns0:line-break/>}</ns0:p>
        <text:span text:style-name="rststyle-name">class</text:span>
        <text:span text:style-name="rststyle-whitespace"> </text:span>
        <text:span text:style-name="rststyle-name">test</text:span>
        <text:span text:style-name="rststyle-whitespace"> </text:span>
        <text:span text:style-name="rststyle-punctuation">{</text:span>
        <text:span text:style-name="rststyle-whitespace">
</text:span>
        <text:span text:style-name="rststyle-name">private</text:span>
        <text:span text:style-name="rststyle-operator">:</text:span>
        <text:span text:style-name="rststyle-whitespace">
    </text:span>
        <text:span text:style-name="rststyle-keyword">
          <text:span text:style-name="rststyle-type">double</text:span>
        </text:span>
        <text:span text:style-name="rststyle-whitespace"> </text:span>
        <text:span text:style-name="rststyle-name">value</text:span>
        <text:span text:style-name="rststyle-punctuation">;</text:span>
        <text:span text:style-name="rststyle-whitespace">

</text:span>
        <text:span text:style-name="rststyle-name">public</text:span>
        <text:span text:style-name="rststyle-operator">:</text:span>
        <text:span text:style-name="rststyle-whitespace">
    </text:span>
        <text:span text:style-name="rststyle-name">test</text:span>
        <text:span text:style-name="rststyle-punctuation">(</text:span>
        <text:span text:style-name="rststyle-keyword">
          <text:span text:style-name="rststyle-type">double</text:span>
        </text:span>
        <text:span text:style-name="rststyle-whitespace"> </text:span>
        <text:span text:style-name="rststyle-name">l</text:span>
        <text:span text:style-name="rststyle-punctuation">)</text:span>
        <text:span text:style-name="rststyle-whitespace"> </text:span>
        <text:span text:style-name="rststyle-punctuation">{</text:span>
        <text:span text:style-name="rststyle-whitespace">
        </text:span>
        <text:span text:style-name="rststyle-name">value</text:span>
        <text:span text:style-name="rststyle-whitespace"> </text:span>
        <text:span text:style-name="rststyle-operator">=</text:span>
        <text:span text:style-name="rststyle-whitespace"> </text:span>
        <text:span text:style-name="rststyle-name">l</text:span>
        <text:span text:style-name="rststyle-punctuation">;</text:span>
        <text:span text:style-name="rststyle-whitespace">
    </text:span>
        <text:span text:style-name="rststyle-punctuation">}</text:span>
        <text:span text:style-name="rststyle-whitespace">
</text:span>
        <text:span text:style-name="rststyle-punctuation">}</text:span>
        <text:p text:style-name="rststyle-textbody">Bu kodu C ile kullanmak için öncelikle aşağıdaki gibi header dosyamızı oluşturalım.</text:p>
        <ns0:p ns0:style-name="rststyle-codeblock">#ifdef __cplusplus<ns0:line-break/>extern "C" {<ns0:line-break/>#endif<ns0:line-break/><ns0:line-break/>typedef void* test; // class tanımı<ns0:line-break/><ns0:line-break/>test test_new(double l); // class oluşturmak için<ns0:line-break/>void test_set_value(test* ctx, double l); // class içindeki değeri ayarlamak için<ns0:line-break/>double test_get_value(test* ctx); // class içindeki değeri okumak için<ns0:line-break/><ns0:line-break/>#ifdef __cplusplus<ns0:line-break/>}<ns0:line-break/>#endif</ns0:p>
        <text:span text:style-name="rststyle-comment">
          <text:span text:style-name="rststyle-preproc">#ifdef __cplusplus
</text:span>
        </text:span>
        <text:span text:style-name="rststyle-keyword">extern</text:span>
        <text:span text:style-name="rststyle-whitespace"> </text:span>
        <text:span text:style-name="rststyle-literal">
          <text:span text:style-name="rststyle-string">"C"</text:span>
        </text:span>
        <text:span text:style-name="rststyle-whitespace"> </text:span>
        <text:span text:style-name="rststyle-punctuation">{</text:span>
        <text:span text:style-name="rststyle-whitespace">
</text:span>
        <text:span text:style-name="rststyle-comment">
          <text:span text:style-name="rststyle-preproc">#endif
</text:span>
        </text:span>
        <text:span text:style-name="rststyle-whitespace">
</text:span>
        <text:span text:style-name="rststyle-keyword">typedef</text:span>
        <text:span text:style-name="rststyle-whitespace"> </text:span>
        <text:span text:style-name="rststyle-keyword">
          <text:span text:style-name="rststyle-type">void</text:span>
        </text:span>
        <text:span text:style-name="rststyle-operator">*</text:span>
        <text:span text:style-name="rststyle-whitespace"> </text:span>
        <text:span text:style-name="rststyle-name">test</text:span>
        <text:span text:style-name="rststyle-punctuation">;</text:span>
        <text:span text:style-name="rststyle-whitespace"> </text:span>
        <text:span text:style-name="rststyle-comment">
          <text:span text:style-name="rststyle-single">// class tanımı
</text:span>
        </text:span>
        <text:span text:style-name="rststyle-whitespace">
</text:span>
        <text:span text:style-name="rststyle-name">test</text:span>
        <text:span text:style-name="rststyle-whitespace"> </text:span>
        <text:span text:style-name="rststyle-name">
          <text:span text:style-name="rststyle-function">test_new</text:span>
        </text:span>
        <text:span text:style-name="rststyle-punctuation">(</text:span>
        <text:span text:style-name="rststyle-keyword">
          <text:span text:style-name="rststyle-type">double</text:span>
        </text:span>
        <text:span text:style-name="rststyle-whitespace"> </text:span>
        <text:span text:style-name="rststyle-name">l</text:span>
        <text:span text:style-name="rststyle-punctuation">);</text:span>
        <text:span text:style-name="rststyle-whitespace"> </text:span>
        <text:span text:style-name="rststyle-comment">
          <text:span text:style-name="rststyle-single">// class oluşturmak için
</text:span>
        </text:span>
        <text:span text:style-name="rststyle-keyword">
          <text:span text:style-name="rststyle-type">void</text:span>
        </text:span>
        <text:span text:style-name="rststyle-whitespace"> </text:span>
        <text:span text:style-name="rststyle-name">
          <text:span text:style-name="rststyle-function">test_set_value</text:span>
        </text:span>
        <text:span text:style-name="rststyle-punctuation">(</text:span>
        <text:span text:style-name="rststyle-name">test</text:span>
        <text:span text:style-name="rststyle-operator">*</text:span>
        <text:span text:style-name="rststyle-whitespace"> </text:span>
        <text:span text:style-name="rststyle-name">ctx</text:span>
        <text:span text:style-name="rststyle-punctuation">,</text:span>
        <text:span text:style-name="rststyle-whitespace"> </text:span>
        <text:span text:style-name="rststyle-keyword">
          <text:span text:style-name="rststyle-type">double</text:span>
        </text:span>
        <text:span text:style-name="rststyle-whitespace"> </text:span>
        <text:span text:style-name="rststyle-name">l</text:span>
        <text:span text:style-name="rststyle-punctuation">);</text:span>
        <text:span text:style-name="rststyle-whitespace"> </text:span>
        <text:span text:style-name="rststyle-comment">
          <text:span text:style-name="rststyle-single">// class içindeki değeri ayarlamak için
</text:span>
        </text:span>
        <text:span text:style-name="rststyle-keyword">
          <text:span text:style-name="rststyle-type">double</text:span>
        </text:span>
        <text:span text:style-name="rststyle-whitespace"> </text:span>
        <text:span text:style-name="rststyle-name">
          <text:span text:style-name="rststyle-function">test_get_value</text:span>
        </text:span>
        <text:span text:style-name="rststyle-punctuation">(</text:span>
        <text:span text:style-name="rststyle-name">test</text:span>
        <text:span text:style-name="rststyle-operator">*</text:span>
        <text:span text:style-name="rststyle-whitespace"> </text:span>
        <text:span text:style-name="rststyle-name">ctx</text:span>
        <text:span text:style-name="rststyle-punctuation">);</text:span>
        <text:span text:style-name="rststyle-whitespace"> </text:span>
        <text:span text:style-name="rststyle-comment">
          <text:span text:style-name="rststyle-single">// class içindeki değeri okumak için
</text:span>
        </text:span>
        <text:span text:style-name="rststyle-whitespace">
</text:span>
        <text:span text:style-name="rststyle-comment">
          <text:span text:style-name="rststyle-preproc">#ifdef __cplusplus
</text:span>
        </text:span>
        <text:span text:style-name="rststyle-punctuation">}</text:span>
        <text:span text:style-name="rststyle-whitespace">
</text:span>
        <text:span text:style-name="rststyle-comment">
          <text:span text:style-name="rststyle-preproc">#endif</text:span>
        </text:span>
        <text:p text:style-name="rststyle-textbody">Şimdi de bir C++ kodu yazalım ve yukarıdaki fonksiyonları oluşturalım.</text:p>
        <ns0:p ns0:style-name="rststyle-codeblock">#include &lt;test&gt;<ns0:line-break/>extern "C" {<ns0:line-break/><ns0:s ns0:c="4"/>test test_new(double l){<ns0:line-break/><ns0:s ns0:c="8"/>Test* t = new Test(l);<ns0:line-break/><ns0:s ns0:c="8"/>return (test) t;<ns0:line-break/><ns0:s ns0:c="4"/>}<ns0:line-break/><ns0:line-break/><ns0:s ns0:c="4"/>void test_set_value(test* ctx, double l){<ns0:line-break/><ns0:s ns0:c="8"/>Test* t = (Test*)ctx;<ns0:line-break/><ns0:s ns0:c="8"/>t-&gt;value = l;<ns0:line-break/><ns0:s ns0:c="4"/>}<ns0:line-break/><ns0:s ns0:c="4"/>double test_get_value(test* ctx){<ns0:line-break/><ns0:s ns0:c="8"/>Test* t = (Test*)ctx;<ns0:line-break/><ns0:s ns0:c="8"/>return t-&gt;value;<ns0:line-break/><ns0:s ns0:c="4"/>}<ns0:line-break/>}</ns0:p>
        <text:span text:style-name="rststyle-comment">
          <text:span text:style-name="rststyle-preproc">#include</text:span>
        </text:span>
        <text:span text:style-name="rststyle-whitespace"> </text:span>
        <text:span text:style-name="rststyle-comment">
          <text:span text:style-name="rststyle-preprocfile">&lt;test&gt;</text:span>
        </text:span>
        <text:span text:style-name="rststyle-comment">
          <text:span text:style-name="rststyle-preproc">
</text:span>
        </text:span>
        <text:span text:style-name="rststyle-keyword">extern</text:span>
        <text:span text:style-name="rststyle-whitespace"> </text:span>
        <text:span text:style-name="rststyle-literal">
          <text:span text:style-name="rststyle-string">"C"</text:span>
        </text:span>
        <text:span text:style-name="rststyle-whitespace"> </text:span>
        <text:span text:style-name="rststyle-punctuation">{</text:span>
        <text:span text:style-name="rststyle-whitespace">
    </text:span>
        <text:span text:style-name="rststyle-name">test</text:span>
        <text:span text:style-name="rststyle-whitespace"> </text:span>
        <text:span text:style-name="rststyle-name">
          <text:span text:style-name="rststyle-function">test_new</text:span>
        </text:span>
        <text:span text:style-name="rststyle-punctuation">(</text:span>
        <text:span text:style-name="rststyle-keyword">
          <text:span text:style-name="rststyle-type">double</text:span>
        </text:span>
        <text:span text:style-name="rststyle-whitespace"> </text:span>
        <text:span text:style-name="rststyle-name">l</text:span>
        <text:span text:style-name="rststyle-punctuation">){</text:span>
        <text:span text:style-name="rststyle-whitespace">
        </text:span>
        <text:span text:style-name="rststyle-name">Test</text:span>
        <text:span text:style-name="rststyle-operator">*</text:span>
        <text:span text:style-name="rststyle-whitespace"> </text:span>
        <text:span text:style-name="rststyle-name">t</text:span>
        <text:span text:style-name="rststyle-whitespace"> </text:span>
        <text:span text:style-name="rststyle-operator">=</text:span>
        <text:span text:style-name="rststyle-whitespace"> </text:span>
        <text:span text:style-name="rststyle-name">new</text:span>
        <text:span text:style-name="rststyle-whitespace"> </text:span>
        <text:span text:style-name="rststyle-name">Test</text:span>
        <text:span text:style-name="rststyle-punctuation">(</text:span>
        <text:span text:style-name="rststyle-name">l</text:span>
        <text:span text:style-name="rststyle-punctuation">);</text:span>
        <text:span text:style-name="rststyle-whitespace">
        </text:span>
        <text:span text:style-name="rststyle-keyword">return</text:span>
        <text:span text:style-name="rststyle-whitespace"> </text:span>
        <text:span text:style-name="rststyle-punctuation">(</text:span>
        <text:span text:style-name="rststyle-name">test</text:span>
        <text:span text:style-name="rststyle-punctuation">)</text:span>
        <text:span text:style-name="rststyle-whitespace"> </text:span>
        <text:span text:style-name="rststyle-name">t</text:span>
        <text:span text:style-name="rststyle-punctuation">;</text:span>
        <text:span text:style-name="rststyle-whitespace">
    </text:span>
        <text:span text:style-name="rststyle-punctuation">}</text:span>
        <text:span text:style-name="rststyle-whitespace">

    </text:span>
        <text:span text:style-name="rststyle-keyword">
          <text:span text:style-name="rststyle-type">void</text:span>
        </text:span>
        <text:span text:style-name="rststyle-whitespace"> </text:span>
        <text:span text:style-name="rststyle-name">
          <text:span text:style-name="rststyle-function">test_set_value</text:span>
        </text:span>
        <text:span text:style-name="rststyle-punctuation">(</text:span>
        <text:span text:style-name="rststyle-name">test</text:span>
        <text:span text:style-name="rststyle-operator">*</text:span>
        <text:span text:style-name="rststyle-whitespace"> </text:span>
        <text:span text:style-name="rststyle-name">ctx</text:span>
        <text:span text:style-name="rststyle-punctuation">,</text:span>
        <text:span text:style-name="rststyle-whitespace"> </text:span>
        <text:span text:style-name="rststyle-keyword">
          <text:span text:style-name="rststyle-type">double</text:span>
        </text:span>
        <text:span text:style-name="rststyle-whitespace"> </text:span>
        <text:span text:style-name="rststyle-name">l</text:span>
        <text:span text:style-name="rststyle-punctuation">){</text:span>
        <text:span text:style-name="rststyle-whitespace">
        </text:span>
        <text:span text:style-name="rststyle-name">Test</text:span>
        <text:span text:style-name="rststyle-operator">*</text:span>
        <text:span text:style-name="rststyle-whitespace"> </text:span>
        <text:span text:style-name="rststyle-name">t</text:span>
        <text:span text:style-name="rststyle-whitespace"> </text:span>
        <text:span text:style-name="rststyle-operator">=</text:span>
        <text:span text:style-name="rststyle-whitespace"> </text:span>
        <text:span text:style-name="rststyle-punctuation">(</text:span>
        <text:span text:style-name="rststyle-name">Test</text:span>
        <text:span text:style-name="rststyle-operator">*</text:span>
        <text:span text:style-name="rststyle-punctuation">)</text:span>
        <text:span text:style-name="rststyle-name">ctx</text:span>
        <text:span text:style-name="rststyle-punctuation">;</text:span>
        <text:span text:style-name="rststyle-whitespace">
        </text:span>
        <text:span text:style-name="rststyle-name">t</text:span>
        <text:span text:style-name="rststyle-operator">-&gt;</text:span>
        <text:span text:style-name="rststyle-name">value</text:span>
        <text:span text:style-name="rststyle-whitespace"> </text:span>
        <text:span text:style-name="rststyle-operator">=</text:span>
        <text:span text:style-name="rststyle-whitespace"> </text:span>
        <text:span text:style-name="rststyle-name">l</text:span>
        <text:span text:style-name="rststyle-punctuation">;</text:span>
        <text:span text:style-name="rststyle-whitespace">
    </text:span>
        <text:span text:style-name="rststyle-punctuation">}</text:span>
        <text:span text:style-name="rststyle-whitespace">
    </text:span>
        <text:span text:style-name="rststyle-keyword">
          <text:span text:style-name="rststyle-type">double</text:span>
        </text:span>
        <text:span text:style-name="rststyle-whitespace"> </text:span>
        <text:span text:style-name="rststyle-name">
          <text:span text:style-name="rststyle-function">test_get_value</text:span>
        </text:span>
        <text:span text:style-name="rststyle-punctuation">(</text:span>
        <text:span text:style-name="rststyle-name">test</text:span>
        <text:span text:style-name="rststyle-operator">*</text:span>
        <text:span text:style-name="rststyle-whitespace"> </text:span>
        <text:span text:style-name="rststyle-name">ctx</text:span>
        <text:span text:style-name="rststyle-punctuation">){</text:span>
        <text:span text:style-name="rststyle-whitespace">
        </text:span>
        <text:span text:style-name="rststyle-name">Test</text:span>
        <text:span text:style-name="rststyle-operator">*</text:span>
        <text:span text:style-name="rststyle-whitespace"> </text:span>
        <text:span text:style-name="rststyle-name">t</text:span>
        <text:span text:style-name="rststyle-whitespace"> </text:span>
        <text:span text:style-name="rststyle-operator">=</text:span>
        <text:span text:style-name="rststyle-whitespace"> </text:span>
        <text:span text:style-name="rststyle-punctuation">(</text:span>
        <text:span text:style-name="rststyle-name">Test</text:span>
        <text:span text:style-name="rststyle-operator">*</text:span>
        <text:span text:style-name="rststyle-punctuation">)</text:span>
        <text:span text:style-name="rststyle-name">ctx</text:span>
        <text:span text:style-name="rststyle-punctuation">;</text:span>
        <text:span text:style-name="rststyle-whitespace">
        </text:span>
        <text:span text:style-name="rststyle-keyword">return</text:span>
        <text:span text:style-name="rststyle-whitespace"> </text:span>
        <text:span text:style-name="rststyle-name">t</text:span>
        <text:span text:style-name="rststyle-operator">-&gt;</text:span>
        <text:span text:style-name="rststyle-name">value</text:span>
        <text:span text:style-name="rststyle-punctuation">;</text:span>
        <text:span text:style-name="rststyle-whitespace">
    </text:span>
        <text:span text:style-name="rststyle-punctuation">}</text:span>
        <text:span text:style-name="rststyle-whitespace">
</text:span>
        <text:span text:style-name="rststyle-punctuation">}</text:span>
        <text:p text:style-name="rststyle-textbody">Şimdi bu kodu kütüphane haline getirelim.</text:p>
        <ns0:p ns0:style-name="rststyle-codeblock">g++ -o libtest.so test.cpp -I. -shared</ns0:p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p text:style-name="rststyle-textbody">Şimdi örnek C kodumuz aşağıdaki gibi  olabilir.</text:p>
        <ns0:p ns0:style-name="rststyle-codeblock">#include &lt;test.h&gt;<ns0:line-break/>int main(){<ns0:line-break/><ns0:s ns0:c="4"/>test *t = test_new(22);<ns0:line-break/><ns0:s ns0:c="4"/>test_set_value(t,12);<ns0:line-break/><ns0:s ns0:c="4"/>int l = test_get_value(t);<ns0:line-break/><ns0:s ns0:c="4"/>return 0;<ns0:line-break/>}</ns0:p>
        <text:span text:style-name="rststyle-comment">
          <text:span text:style-name="rststyle-preproc">#include</text:span>
        </text:span>
        <text:span text:style-name="rststyle-whitespace"> </text:span>
        <text:span text:style-name="rststyle-comment">
          <text:span text:style-name="rststyle-preprocfile">&lt;test.h&gt;</text:span>
        </text:span>
        <text:span text:style-name="rststyle-comment">
          <text:span text:style-name="rststyle-preproc">
</text:span>
        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
          <text:span text:style-name="rststyle-function">main</text:span>
        </text:span>
        <text:span text:style-name="rststyle-punctuation">(){</text:span>
        <text:span text:style-name="rststyle-whitespace">
    </text:span>
        <text:span text:style-name="rststyle-name">test</text:span>
        <text:span text:style-name="rststyle-whitespace"> </text:span>
        <text:span text:style-name="rststyle-operator">*</text:span>
        <text:span text:style-name="rststyle-name">t</text:span>
        <text:span text:style-name="rststyle-whitespace"> </text:span>
        <text:span text:style-name="rststyle-operator">=</text:span>
        <text:span text:style-name="rststyle-whitespace"> </text:span>
        <text:span text:style-name="rststyle-name">test_new</text:span>
        <text:span text:style-name="rststyle-punctuation">(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);</text:span>
        <text:span text:style-name="rststyle-whitespace">
    </text:span>
        <text:span text:style-name="rststyle-name">test_set_value</text:span>
        <text:span text:style-name="rststyle-punctuation">(</text:span>
        <text:span text:style-name="rststyle-name">t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);</text:span>
        <text:span text:style-name="rststyle-whitespace">
    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l</text:span>
        <text:span text:style-name="rststyle-whitespace"> </text:span>
        <text:span text:style-name="rststyle-operator">=</text:span>
        <text:span text:style-name="rststyle-whitespace"> </text:span>
        <text:span text:style-name="rststyle-name">test_get_value</text:span>
        <text:span text:style-name="rststyle-punctuation">(</text:span>
        <text:span text:style-name="rststyle-name">t</text:span>
        <text:span text:style-name="rststyle-punctuation">);</text:span>
        <text:span text:style-name="rststyle-whitespace">
    </text:span>
        <text:span text:style-name="rststyle-keyword">return</text:span>
        <text:span text:style-name="rststyle-whitespace"> 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;</text:span>
        <text:span text:style-name="rststyle-whitespace">
</text:span>
        <text:span text:style-name="rststyle-punctuation">}</text:span>
        <text:p text:style-name="rststyle-textbody">Bu kodu aşağıdaki gibi derleyebiliriz.</text:p>
        <ns0:p ns0:style-name="rststyle-codeblock">gcc main.c -o main -ltest -L. -I.</ns0:p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p text:style-name="rststyle-textbody">Yada kütüphane olşturmaya gerek kalmadan da derleyebiliriz.</text:p>
        <ns0:p ns0:style-name="rststyle-codeblock">g++ test.cpp -c -o test.o<ns0:line-break/>gcc -c main.c -o main.o<ns0:line-break/>gcc tast.o main.o -o main -lstdc++</ns0:p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p text:style-name="rststyle-textbody">Burada libstdc++ C++ kodunun bağımlılığıdır.</text:p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5-04-27T15:36:12</meta:creation-date>
    <dc:creator>a</dc:creator>
    <dc:date>2025-04-27T15:36:12</dc:date>
    <dc:language>en-US</dc:language>
    <meta:editing-cycles>1</meta:editing-cycles>
    <meta:editing-duration>PT00M01S</meta:editing-duration>
    <dc:title>C Dersi</dc:title>
  </office:meta>
</office:document-meta>
</file>